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 2/settings.xml" manifest:media-type="text/xml"/>
  <manifest:file-entry manifest:full-path="Object 2/Configurations2/" manifest:media-type="application/vnd.sun.xml.ui.configuration"/>
  <manifest:file-entry manifest:full-path="Object 2/content.xml" manifest:media-type="text/xml"/>
  <manifest:file-entry manifest:full-path="Object 2/" manifest:version="1.2" manifest:media-type="application/vnd.oasis.opendocument.formula"/>
  <manifest:file-entry manifest:full-path="manifest.rdf" manifest:media-type="application/rdf+xml"/>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Arial5"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Arial2" svg:font-family="Arial"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Arial1" svg:font-family="Arial" style:font-adornments="obyčejné" style:font-family-generic="swiss" style:font-pitch="variable"/>
    <style:font-face style:name="Arial3" svg:font-family="Arial" style:font-adornments="tučné" style:font-family-generic="swiss" style:font-pitch="variable"/>
    <style:font-face style:name="Liberation Sans" svg:font-family="'Liberation Sans'" style:font-family-generic="swiss" style:font-pitch="variable"/>
    <style:font-face style:name="Arial4" svg:font-family="Arial" style:font-family-generic="system" style:font-pitch="variable"/>
    <style:font-face style:name="Malgun Gothic" svg:font-family="'Malgun Gothic'"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ulka1" style:family="table" style:master-page-name="First_20_Page">
      <style:table-properties style:width="16.54cm" fo:margin-top="0.101cm" fo:margin-bottom="0cm" style:page-number="auto" fo:break-before="auto" fo:break-after="auto" table:align="center" fo:background-color="transparent" fo:keep-with-next="auto" style:may-break-between-rows="true" style:writing-mode="page">
        <style:background-image/>
      </style:table-properties>
    </style:style>
    <style:style style:name="Tabulka1.A" style:family="table-column">
      <style:table-column-properties style:column-width="3.298cm"/>
    </style:style>
    <style:style style:name="Tabulka1.B" style:family="table-column">
      <style:table-column-properties style:column-width="0.3cm"/>
    </style:style>
    <style:style style:name="Tabulka1.C" style:family="table-column">
      <style:table-column-properties style:column-width="0.536cm"/>
    </style:style>
    <style:style style:name="Tabulka1.D" style:family="table-column">
      <style:table-column-properties style:column-width="1.378cm"/>
    </style:style>
    <style:style style:name="Tabulka1.E" style:family="table-column">
      <style:table-column-properties style:column-width="3.395cm"/>
    </style:style>
    <style:style style:name="Tabulka1.F" style:family="table-column">
      <style:table-column-properties style:column-width="2.117cm"/>
    </style:style>
    <style:style style:name="Tabulka1.G" style:family="table-column">
      <style:table-column-properties style:column-width="3.175cm"/>
    </style:style>
    <style:style style:name="Tabulka1.H" style:family="table-column">
      <style:table-column-properties style:column-width="2.341cm"/>
    </style:style>
    <style:style style:name="Tabulka1.1" style:family="table-row">
      <style:table-row-properties style:row-height="3cm"/>
    </style:style>
    <style:style style:name="Tabulka1.A1" style:family="table-cell">
      <style:table-cell-properties fo:padding="0cm" fo:border="none"/>
    </style:style>
    <style:style style:name="Tabulka1.2" style:family="table-row">
      <style:table-row-properties style:row-height="0.6cm"/>
    </style:style>
    <style:style style:name="Tabulka1.A2" style:family="table-cell">
      <style:table-cell-properties style:vertical-align="middle" fo:padding="0cm" fo:border="none"/>
    </style:style>
    <style:style style:name="Tabulka1.3" style:family="table-row">
      <style:table-row-properties style:row-height="1cm"/>
    </style:style>
    <style:style style:name="Tabulka1.6" style:family="table-row">
      <style:table-row-properties style:min-row-height="1cm"/>
    </style:style>
    <style:style style:name="Tabulka1.7" style:family="table-row">
      <style:table-row-properties style:row-height="2cm"/>
    </style:style>
    <style:style style:name="Tabulka1.8" style:family="table-row">
      <style:table-row-properties style:min-row-height="3cm"/>
    </style:style>
    <style:style style:name="Tabulka1.10" style:family="table-row">
      <style:table-row-properties style:row-height="1.7cm" fo:background-color="transparent" fo:keep-together="auto">
        <style:background-image/>
      </style:table-row-properties>
    </style:style>
    <style:style style:name="Tabulka1.A10" style:family="table-cell">
      <style:table-cell-properties style:vertical-align="" fo:background-color="transparent" fo:padding="0cm" fo:border="none" style:writing-mode="page">
        <style:background-image/>
      </style:table-cell-properties>
    </style:style>
    <style:style style:name="Tabulka1.13" style:family="table-row">
      <style:table-row-properties style:row-height="0.6cm" fo:background-color="transparent" fo:keep-together="auto">
        <style:background-image/>
      </style:table-row-properties>
    </style:style>
    <style:style style:name="Tabulka1.14" style:family="table-row">
      <style:table-row-properties style:row-height="0.499cm" fo:background-color="transparent" fo:keep-together="auto">
        <style:background-image/>
      </style:table-row-properties>
    </style:style>
    <style:style style:name="Tabulka1.C14" style:family="table-cell">
      <style:table-cell-properties style:vertical-align="" fo:padding="0cm" fo:border="none"/>
    </style:style>
    <style:style style:name="Tabulka1.16" style:family="table-row">
      <style:table-row-properties style:row-height="0.3cm" fo:background-color="transparent" fo:keep-together="auto">
        <style:background-image/>
      </style:table-row-properties>
    </style:style>
    <style:style style:name="Tabulka1.17" style:family="table-row">
      <style:table-row-properties style:row-height="4.001cm" fo:background-color="transparent" fo:keep-together="auto">
        <style:background-image/>
      </style:table-row-properties>
    </style:style>
    <style:style style:name="Tabulka1.A17" style:family="table-cell">
      <style:table-cell-properties style:vertical-align="bottom" fo:background-color="transparent" fo:padding="0cm" fo:border="none" style:writing-mode="page">
        <style:background-image/>
      </style:table-cell-properties>
    </style:style>
    <style:style style:name="P1" style:family="paragraph" style:parent-style-name="Header_20_left">
      <style:text-properties officeooo:rsid="001639bd" officeooo:paragraph-rsid="001639bd"/>
    </style:style>
    <style:style style:name="P2" style:family="paragraph" style:parent-style-name="Footer">
      <style:paragraph-properties fo:text-align="end" style:justify-single-word="false"/>
    </style:style>
    <style:style style:name="P3" style:family="paragraph" style:parent-style-name="Footer">
      <style:paragraph-properties fo:text-align="end" style:justify-single-word="false"/>
      <style:text-properties officeooo:rsid="001639bd" officeooo:paragraph-rsid="001639bd"/>
    </style:style>
    <style:style style:name="P4" style:family="paragraph" style:parent-style-name="Table_20_Contents">
      <style:text-properties fo:font-variant="small-caps" style:font-name="Arial" fo:font-size="10pt" officeooo:rsid="00190f19" officeooo:paragraph-rsid="00190f19" style:font-size-asian="10pt" style:font-size-complex="10pt"/>
    </style:style>
    <style:style style:name="P5" style:family="paragraph" style:parent-style-name="Table_20_Contents">
      <style:paragraph-properties fo:text-align="center" style:justify-single-word="false"/>
      <style:text-properties fo:font-variant="small-caps" style:font-name="Arial" officeooo:rsid="00190f19" officeooo:paragraph-rsid="00190f19"/>
    </style:style>
    <style:style style:name="P6" style:family="paragraph" style:parent-style-name="Table_20_Contents">
      <style:paragraph-properties fo:text-align="center" style:justify-single-word="false"/>
      <style:text-properties fo:text-transform="uppercase" style:font-name="Arial" fo:font-size="28pt" fo:font-weight="bold" officeooo:rsid="001a19cd" officeooo:paragraph-rsid="001a19cd" style:font-size-asian="28pt" style:font-weight-asian="bold" style:font-size-complex="28pt" style:font-weight-complex="bold"/>
    </style:style>
    <style:style style:name="P7" style:family="paragraph" style:parent-style-name="Table_20_Contents">
      <style:text-properties style:font-name="Arial"/>
    </style:style>
    <style:style style:name="P8" style:family="paragraph" style:parent-style-name="Table_20_Contents">
      <style:paragraph-properties fo:text-align="center" style:justify-single-word="false"/>
      <style:text-properties style:font-name="Arial"/>
    </style:style>
    <style:style style:name="P9" style:family="paragraph" style:parent-style-name="Table_20_Contents">
      <style:text-properties style:font-name="Arial" fo:font-size="10pt" style:font-size-asian="10pt" style:font-size-complex="10pt"/>
    </style:style>
    <style:style style:name="P10" style:family="paragraph" style:parent-style-name="Table_20_Contents">
      <style:text-properties style:font-name="Arial" fo:font-size="10pt" officeooo:rsid="001b1841" officeooo:paragraph-rsid="001b1841" style:font-size-asian="10pt" style:font-size-complex="10pt"/>
    </style:style>
    <style:style style:name="P11" style:family="paragraph" style:parent-style-name="Table_20_Contents">
      <style:text-properties style:font-name="Arial" fo:font-size="14pt" fo:font-weight="bold" style:font-size-asian="14pt" style:font-weight-asian="bold" style:font-size-complex="14pt" style:font-weight-complex="bold"/>
    </style:style>
    <style:style style:name="P12" style:family="paragraph" style:parent-style-name="Table_20_Contents">
      <style:text-properties style:font-name="Arial" fo:font-size="14pt" fo:font-weight="bold" officeooo:rsid="00267515" officeooo:paragraph-rsid="00267515" style:font-size-asian="14pt" style:font-weight-asian="bold" style:font-size-complex="14pt" style:font-weight-complex="bold"/>
    </style:style>
    <style:style style:name="P13" style:family="paragraph" style:parent-style-name="Table_20_Contents">
      <style:text-properties style:font-name="Arial" fo:font-weight="bold" style:font-weight-asian="bold" style:font-weight-complex="bold"/>
    </style:style>
    <style:style style:name="P14" style:family="paragraph" style:parent-style-name="Table_20_Contents">
      <style:text-properties style:font-name="Arial" fo:font-weight="bold" officeooo:rsid="001b1841" officeooo:paragraph-rsid="001b1841" style:font-weight-asian="bold" style:font-weight-complex="bold"/>
    </style:style>
    <style:style style:name="P15" style:family="paragraph" style:parent-style-name="Table_20_Contents">
      <style:text-properties style:font-name="Arial" fo:font-weight="bold" officeooo:rsid="002a516a" officeooo:paragraph-rsid="002a516a" style:font-weight-asian="bold" style:font-weight-complex="bold"/>
    </style:style>
    <style:style style:name="P16" style:family="paragraph" style:parent-style-name="Table_20_Contents">
      <style:text-properties fo:font-weight="bold" style:font-weight-asian="bold" style:font-weight-complex="bold"/>
    </style:style>
    <style:style style:name="P17" style:family="paragraph" style:parent-style-name="Contents_20_1">
      <style:text-properties officeooo:rsid="00267515" officeooo:paragraph-rsid="00267515"/>
    </style:style>
    <style:style style:name="P18" style:family="paragraph" style:parent-style-name="Contents_20_1">
      <style:text-properties officeooo:rsid="00a4b50b" officeooo:paragraph-rsid="00a4b50b"/>
    </style:style>
    <style:style style:name="P19" style:family="paragraph" style:parent-style-name="Contents_20_1">
      <style:paragraph-properties>
        <style:tab-stops>
          <style:tab-stop style:position="17.002cm" style:type="right" style:leader-style="dotted" style:leader-text="."/>
        </style:tab-stops>
      </style:paragraph-properties>
    </style:style>
    <style:style style:name="P20" style:family="paragraph" style:parent-style-name="Titul_5f_Normal">
      <style:text-properties fo:font-variant="small-caps" style:font-name="Arial" fo:font-size="10pt" officeooo:rsid="00190f19" style:font-name-asian="Malgun Gothic" style:font-size-asian="10pt" style:language-asian="ko" style:country-asian="KR" style:font-size-complex="10pt"/>
    </style:style>
    <style:style style:name="P21" style:family="paragraph" style:parent-style-name="Titul_5f_Normal">
      <style:paragraph-properties fo:text-align="center" style:justify-single-word="false"/>
      <style:text-properties fo:font-variant="small-caps" style:font-name="Arial" fo:font-size="10pt" officeooo:rsid="001c920b" officeooo:paragraph-rsid="001c920b" style:font-name-asian="Malgun Gothic" style:font-size-asian="10pt" style:language-asian="ko" style:country-asian="KR" style:font-size-complex="10pt"/>
    </style:style>
    <style:style style:name="P22" style:family="paragraph" style:parent-style-name="Titul_5f_Normal">
      <style:paragraph-properties fo:margin-top="0cm" fo:margin-bottom="0.3cm" loext:contextual-spacing="false" fo:text-align="center" style:justify-single-word="false"/>
      <style:text-properties fo:font-variant="small-caps" style:font-name="Arial" fo:font-size="12pt" fo:font-weight="bold" officeooo:rsid="001e5db0" officeooo:paragraph-rsid="001e5db0" style:font-name-asian="Malgun Gothic" style:font-size-asian="10.5pt" style:language-asian="ko" style:country-asian="KR" style:font-weight-asian="bold" style:font-size-complex="12pt" style:font-weight-complex="bold"/>
    </style:style>
    <style:style style:name="P23" style:family="paragraph" style:parent-style-name="Titul_5f_Normal">
      <style:paragraph-properties fo:margin-top="0cm" fo:margin-bottom="0.3cm" loext:contextual-spacing="false" fo:text-align="center" style:justify-single-word="false"/>
      <style:text-properties fo:font-variant="small-caps" style:font-name="Arial" fo:font-size="10pt" officeooo:rsid="00190f19" style:font-name-asian="Malgun Gothic" style:font-size-asian="10pt" style:language-asian="ko" style:country-asian="KR" style:font-size-complex="10pt"/>
    </style:style>
    <style:style style:name="P24" style:family="paragraph" style:parent-style-name="Titul_5f_Normal">
      <style:paragraph-properties fo:margin-top="0cm" fo:margin-bottom="0.3cm" loext:contextual-spacing="false" fo:text-align="center" style:justify-single-word="false"/>
      <style:text-properties fo:font-variant="small-caps" style:font-name="Arial" fo:font-size="80pt" fo:font-weight="bold" officeooo:rsid="001e5db0" officeooo:paragraph-rsid="001e5db0" style:font-name-asian="Malgun Gothic" style:font-size-asian="80pt" style:language-asian="ko" style:country-asian="KR" style:font-weight-asian="bold" style:font-size-complex="80pt" style:font-weight-complex="bold"/>
    </style:style>
    <style:style style:name="P25" style:family="paragraph" style:parent-style-name="First_20_line_20_indent">
      <style:text-properties officeooo:rsid="002a516a" officeooo:paragraph-rsid="0038d887"/>
    </style:style>
    <style:style style:name="P26" style:family="paragraph" style:parent-style-name="First_20_line_20_indent">
      <style:text-properties officeooo:rsid="0042b17f" officeooo:paragraph-rsid="0042b17f"/>
    </style:style>
    <style:style style:name="P27" style:family="paragraph" style:parent-style-name="First_20_line_20_indent">
      <style:text-properties officeooo:rsid="0053ba1c" officeooo:paragraph-rsid="00536a4e"/>
    </style:style>
    <style:style style:name="P28" style:family="paragraph" style:parent-style-name="First_20_line_20_indent">
      <style:text-properties officeooo:rsid="00536a4e"/>
    </style:style>
    <style:style style:name="P29" style:family="paragraph" style:parent-style-name="First_20_line_20_indent">
      <style:text-properties officeooo:rsid="0068fbde" officeooo:paragraph-rsid="0068fbde"/>
    </style:style>
    <style:style style:name="P30" style:family="paragraph" style:parent-style-name="First_20_line_20_indent">
      <style:text-properties officeooo:rsid="006be969" officeooo:paragraph-rsid="006be969"/>
    </style:style>
    <style:style style:name="P31" style:family="paragraph" style:parent-style-name="First_20_line_20_indent">
      <style:text-properties officeooo:rsid="006da3ce" officeooo:paragraph-rsid="00788b56"/>
    </style:style>
    <style:style style:name="P32" style:family="paragraph" style:parent-style-name="First_20_line_20_indent">
      <style:text-properties officeooo:rsid="006da3ce" officeooo:paragraph-rsid="009e43c1"/>
    </style:style>
    <style:style style:name="P33" style:family="paragraph" style:parent-style-name="First_20_line_20_indent">
      <style:text-properties officeooo:rsid="006f5aaa" officeooo:paragraph-rsid="007e4d73"/>
    </style:style>
    <style:style style:name="P34" style:family="paragraph" style:parent-style-name="First_20_line_20_indent">
      <style:text-properties officeooo:rsid="006f5aaa" officeooo:paragraph-rsid="00827ae7"/>
    </style:style>
    <style:style style:name="P35" style:family="paragraph" style:parent-style-name="First_20_line_20_indent">
      <style:text-properties officeooo:rsid="0071719a" officeooo:paragraph-rsid="0071719a"/>
    </style:style>
    <style:style style:name="P36" style:family="paragraph" style:parent-style-name="First_20_line_20_indent">
      <style:text-properties officeooo:rsid="00755b6e" officeooo:paragraph-rsid="00755b6e"/>
    </style:style>
    <style:style style:name="P37" style:family="paragraph" style:parent-style-name="First_20_line_20_indent">
      <style:text-properties officeooo:rsid="00755b6e" officeooo:paragraph-rsid="009fde6b"/>
    </style:style>
    <style:style style:name="P38" style:family="paragraph" style:parent-style-name="First_20_line_20_indent">
      <style:text-properties officeooo:rsid="007acdb1" officeooo:paragraph-rsid="007acdb1"/>
    </style:style>
    <style:style style:name="P39" style:family="paragraph" style:parent-style-name="First_20_line_20_indent">
      <style:text-properties officeooo:rsid="008966d7" officeooo:paragraph-rsid="008a0ac3"/>
    </style:style>
    <style:style style:name="P40" style:family="paragraph" style:parent-style-name="First_20_line_20_indent">
      <style:text-properties officeooo:rsid="008bff0e" officeooo:paragraph-rsid="008bff0e"/>
    </style:style>
    <style:style style:name="P41" style:family="paragraph" style:parent-style-name="First_20_line_20_indent">
      <style:text-properties officeooo:rsid="0091187f" officeooo:paragraph-rsid="0091187f"/>
    </style:style>
    <style:style style:name="P42" style:family="paragraph" style:parent-style-name="First_20_line_20_indent">
      <style:text-properties officeooo:rsid="0092033f" officeooo:paragraph-rsid="0093963e"/>
    </style:style>
    <style:style style:name="P43" style:family="paragraph" style:parent-style-name="First_20_line_20_indent">
      <style:text-properties officeooo:rsid="0093963e" officeooo:paragraph-rsid="009633a2"/>
    </style:style>
    <style:style style:name="P44" style:family="paragraph" style:parent-style-name="First_20_line_20_indent">
      <style:text-properties officeooo:rsid="009633a2" officeooo:paragraph-rsid="009633a2"/>
    </style:style>
    <style:style style:name="P45" style:family="paragraph" style:parent-style-name="First_20_line_20_indent">
      <style:text-properties officeooo:rsid="009e43c1" officeooo:paragraph-rsid="0099b6d8"/>
    </style:style>
    <style:style style:name="P46" style:family="paragraph" style:parent-style-name="First_20_line_20_indent">
      <style:text-properties officeooo:rsid="00a2b8b7" officeooo:paragraph-rsid="00a3bcbf"/>
    </style:style>
    <style:style style:name="P47" style:family="paragraph" style:parent-style-name="First_20_line_20_indent">
      <style:text-properties officeooo:rsid="00a457ab" officeooo:paragraph-rsid="00a457ab"/>
    </style:style>
    <style:style style:name="P48" style:family="paragraph" style:parent-style-name="First_20_line_20_indent">
      <style:text-properties officeooo:rsid="00a5c713" officeooo:paragraph-rsid="00a5c713"/>
    </style:style>
    <style:style style:name="P49" style:family="paragraph" style:parent-style-name="First_20_line_20_indent">
      <style:text-properties officeooo:rsid="00aa8146" officeooo:paragraph-rsid="00aa8146"/>
    </style:style>
    <style:style style:name="P50" style:family="paragraph" style:parent-style-name="First_20_line_20_indent">
      <style:text-properties officeooo:rsid="006d2a7e" officeooo:paragraph-rsid="00755b6e"/>
    </style:style>
    <style:style style:name="P51" style:family="paragraph" style:parent-style-name="First_20_line_20_indent">
      <style:text-properties officeooo:rsid="006d2a7e" officeooo:paragraph-rsid="00788b56"/>
    </style:style>
    <style:style style:name="P52" style:family="paragraph" style:parent-style-name="First_20_line_20_indent">
      <style:text-properties officeooo:rsid="00772993" officeooo:paragraph-rsid="00772993" fo:background-color="transparent"/>
    </style:style>
    <style:style style:name="P53" style:family="paragraph" style:parent-style-name="First_20_line_20_indent">
      <style:text-properties officeooo:rsid="00772993" officeooo:paragraph-rsid="00788b56" fo:background-color="transparent"/>
    </style:style>
    <style:style style:name="P54" style:family="paragraph" style:parent-style-name="First_20_line_20_indent">
      <style:text-properties officeooo:rsid="0079cf49" officeooo:paragraph-rsid="00ce9f8e"/>
    </style:style>
    <style:style style:name="P55" style:family="paragraph" style:parent-style-name="First_20_line_20_indent">
      <style:text-properties fo:font-weight="normal" officeooo:rsid="0094c4fe" officeooo:paragraph-rsid="0094c4fe" fo:background-color="transparent" style:font-weight-asian="normal" style:font-weight-complex="normal"/>
    </style:style>
    <style:style style:name="P56" style:family="paragraph" style:parent-style-name="First_20_line_20_indent">
      <style:text-properties style:font-name="Arial1" fo:font-size="13pt" officeooo:rsid="00ad7260" officeooo:paragraph-rsid="00ad7260" style:font-size-asian="10.5pt"/>
    </style:style>
    <style:style style:name="P57" style:family="paragraph" style:parent-style-name="First_20_line_20_indent">
      <style:text-properties officeooo:rsid="00bd2c68" officeooo:paragraph-rsid="00bd2c68"/>
    </style:style>
    <style:style style:name="P58" style:family="paragraph" style:parent-style-name="First_20_line_20_indent">
      <style:text-properties officeooo:rsid="00c31ea8" officeooo:paragraph-rsid="00c31ea8"/>
    </style:style>
    <style:style style:name="P59" style:family="paragraph" style:parent-style-name="First_20_line_20_indent">
      <style:text-properties officeooo:rsid="008f0def" officeooo:paragraph-rsid="008f0def"/>
    </style:style>
    <style:style style:name="P60" style:family="paragraph" style:parent-style-name="First_20_line_20_indent">
      <style:text-properties officeooo:rsid="00c51d6c" officeooo:paragraph-rsid="00c51d6c"/>
    </style:style>
    <style:style style:name="P61" style:family="paragraph" style:parent-style-name="First_20_line_20_indent">
      <style:text-properties officeooo:rsid="00a3bcbf" officeooo:paragraph-rsid="00ce9f8e"/>
    </style:style>
    <style:style style:name="P62" style:family="paragraph" style:parent-style-name="Numbering_20_1">
      <style:text-properties officeooo:rsid="0042554e" officeooo:paragraph-rsid="0042554e"/>
    </style:style>
    <style:style style:name="P63" style:family="paragraph" style:parent-style-name="Numbering_20_1">
      <style:text-properties officeooo:rsid="0042b17f" officeooo:paragraph-rsid="0042b17f"/>
    </style:style>
    <style:style style:name="P64" style:family="paragraph" style:parent-style-name="Numbering_20_1">
      <style:text-properties officeooo:rsid="00445fe2" officeooo:paragraph-rsid="00445fe2"/>
    </style:style>
    <style:style style:name="P65" style:family="paragraph" style:parent-style-name="Numbering_20_1">
      <style:text-properties officeooo:rsid="00512a5e" officeooo:paragraph-rsid="00512a5e"/>
    </style:style>
    <style:style style:name="P66" style:family="paragraph" style:parent-style-name="Numbering_20_1">
      <style:text-properties officeooo:paragraph-rsid="00536a4e"/>
    </style:style>
    <style:style style:name="P67" style:family="paragraph" style:parent-style-name="Numbering_20_1">
      <style:text-properties officeooo:rsid="005e1628" officeooo:paragraph-rsid="005e1628"/>
    </style:style>
    <style:style style:name="P68" style:family="paragraph" style:parent-style-name="Numbering_20_1">
      <style:text-properties officeooo:rsid="005fd133" officeooo:paragraph-rsid="005fd133"/>
    </style:style>
    <style:style style:name="P69" style:family="paragraph" style:parent-style-name="Numbering_20_1">
      <style:text-properties officeooo:rsid="00659897" officeooo:paragraph-rsid="00659897"/>
    </style:style>
    <style:style style:name="P70" style:family="paragraph" style:parent-style-name="Numbering_20_1">
      <style:text-properties officeooo:rsid="006a7eb0" officeooo:paragraph-rsid="006a7eb0"/>
    </style:style>
    <style:style style:name="P71" style:family="paragraph" style:parent-style-name="Numbering_20_1">
      <style:text-properties officeooo:rsid="0071719a" officeooo:paragraph-rsid="0071719a"/>
    </style:style>
    <style:style style:name="P72" style:family="paragraph" style:parent-style-name="Numbering_20_1">
      <style:text-properties officeooo:paragraph-rsid="0080d670"/>
    </style:style>
    <style:style style:name="P73" style:family="paragraph" style:parent-style-name="Numbering_20_1">
      <style:text-properties officeooo:rsid="008d782c" officeooo:paragraph-rsid="008d782c"/>
    </style:style>
    <style:style style:name="P74" style:family="paragraph" style:parent-style-name="Numbering_20_1">
      <style:text-properties officeooo:rsid="00a95ac4" officeooo:paragraph-rsid="00a95ac4"/>
    </style:style>
    <style:style style:name="P75" style:family="paragraph" style:parent-style-name="Contents_20_Heading">
      <style:text-properties officeooo:rsid="00267515" officeooo:paragraph-rsid="00267515"/>
    </style:style>
    <style:style style:name="P76" style:family="paragraph" style:parent-style-name="Contents_20_Heading">
      <style:paragraph-properties fo:break-before="page"/>
      <style:text-properties officeooo:rsid="00267515" officeooo:paragraph-rsid="00267515"/>
    </style:style>
    <style:style style:name="P77" style:family="paragraph" style:parent-style-name="Contents_20_2">
      <style:paragraph-properties>
        <style:tab-stops>
          <style:tab-stop style:position="16.503cm" style:type="right" style:leader-style="dotted" style:leader-text="."/>
        </style:tab-stops>
      </style:paragraph-properties>
    </style:style>
    <style:style style:name="P78" style:family="paragraph" style:parent-style-name="Contents_20_4">
      <style:paragraph-properties>
        <style:tab-stops>
          <style:tab-stop style:position="15.505cm" style:type="right" style:leader-style="dotted" style:leader-text="."/>
        </style:tab-stops>
      </style:paragraph-properties>
    </style:style>
    <style:style style:name="P79" style:family="paragraph" style:parent-style-name="Contents_20_3">
      <style:paragraph-properties>
        <style:tab-stops>
          <style:tab-stop style:position="16.004cm" style:type="right" style:leader-style="dotted" style:leader-text="."/>
        </style:tab-stops>
      </style:paragraph-properties>
    </style:style>
    <style:style style:name="P80" style:family="paragraph" style:parent-style-name="Heading_20_3">
      <style:text-properties officeooo:rsid="0042b17f" officeooo:paragraph-rsid="0042b17f"/>
    </style:style>
    <style:style style:name="P81" style:family="paragraph" style:parent-style-name="Heading_20_3">
      <style:text-properties officeooo:rsid="004885a9" officeooo:paragraph-rsid="004885a9"/>
    </style:style>
    <style:style style:name="P82" style:family="paragraph" style:parent-style-name="Heading_20_3">
      <style:text-properties officeooo:rsid="00daa70e" officeooo:paragraph-rsid="00daa70e"/>
    </style:style>
    <style:style style:name="P83" style:family="paragraph" style:parent-style-name="Heading_20_3">
      <style:text-properties officeooo:rsid="00dafa92" officeooo:paragraph-rsid="00dafa92"/>
    </style:style>
    <style:style style:name="P84" style:family="paragraph" style:parent-style-name="First_20_line_20_indent">
      <style:text-properties officeooo:paragraph-rsid="006be969"/>
    </style:style>
    <style:style style:name="P85" style:family="paragraph" style:parent-style-name="First_20_line_20_indent">
      <style:text-properties officeooo:rsid="006a5284" officeooo:paragraph-rsid="00d7762b"/>
    </style:style>
    <style:style style:name="P86" style:family="paragraph" style:parent-style-name="First_20_line_20_indent">
      <style:text-properties officeooo:rsid="006a5284" officeooo:paragraph-rsid="00d7762b" fo:background-color="#fff200"/>
    </style:style>
    <style:style style:name="P87" style:family="paragraph" style:parent-style-name="Numbering_20_1">
      <style:text-properties officeooo:rsid="00d54d3b" officeooo:paragraph-rsid="00d54d3b"/>
    </style:style>
    <style:style style:name="P88" style:family="paragraph" style:parent-style-name="Numbering_20_1">
      <style:text-properties officeooo:rsid="002ffd89"/>
    </style:style>
    <style:style style:name="P89" style:family="paragraph" style:parent-style-name="Numbering_20_1">
      <style:text-properties officeooo:rsid="00d6f9c9" officeooo:paragraph-rsid="00d6f9c9"/>
    </style:style>
    <style:style style:name="P90" style:family="paragraph" style:parent-style-name="Numbering_20_1">
      <style:text-properties officeooo:rsid="00659897" officeooo:paragraph-rsid="00659897"/>
    </style:style>
    <style:style style:name="P91" style:family="paragraph" style:parent-style-name="Numbering_20_1">
      <style:text-properties officeooo:paragraph-rsid="005e1628"/>
    </style:style>
    <style:style style:name="P92" style:family="paragraph" style:parent-style-name="Numbering_20_1">
      <style:text-properties officeooo:rsid="00d879b2" officeooo:paragraph-rsid="00d879b2"/>
    </style:style>
    <style:style style:name="P93" style:family="paragraph" style:parent-style-name="Numbering_20_1">
      <style:text-properties officeooo:rsid="005fd133" officeooo:paragraph-rsid="005fd133"/>
    </style:style>
    <style:style style:name="P94" style:family="paragraph" style:parent-style-name="Heading_20_2">
      <style:text-properties officeooo:rsid="002ee7b1" officeooo:paragraph-rsid="002ee7b1"/>
    </style:style>
    <style:style style:name="P95" style:family="paragraph" style:parent-style-name="Heading_20_2">
      <style:text-properties officeooo:rsid="002ffd89" officeooo:paragraph-rsid="002ffd89"/>
    </style:style>
    <style:style style:name="P96" style:family="paragraph" style:parent-style-name="Heading_20_2">
      <style:text-properties officeooo:rsid="003b9faa" officeooo:paragraph-rsid="003b9faa"/>
    </style:style>
    <style:style style:name="P97" style:family="paragraph" style:parent-style-name="Heading_20_2">
      <style:text-properties officeooo:rsid="0042b17f" officeooo:paragraph-rsid="0042b17f"/>
    </style:style>
    <style:style style:name="P98" style:family="paragraph" style:parent-style-name="Heading_20_2">
      <style:text-properties officeooo:rsid="004a478f" officeooo:paragraph-rsid="004a478f"/>
    </style:style>
    <style:style style:name="P99" style:family="paragraph" style:parent-style-name="Heading_20_2">
      <style:text-properties officeooo:rsid="00bd2c68" officeooo:paragraph-rsid="00bd2c68"/>
    </style:style>
    <style:style style:name="P100" style:family="paragraph" style:parent-style-name="Heading_20_2">
      <style:text-properties officeooo:rsid="00554be8" officeooo:paragraph-rsid="00554be8"/>
    </style:style>
    <style:style style:name="P101" style:family="paragraph" style:parent-style-name="Heading_20_2">
      <style:text-properties officeooo:rsid="00659897" officeooo:paragraph-rsid="00659897"/>
    </style:style>
    <style:style style:name="P102" style:family="paragraph" style:parent-style-name="Heading_20_2">
      <style:text-properties officeooo:rsid="00512a5e" officeooo:paragraph-rsid="00512a5e"/>
    </style:style>
    <style:style style:name="P103" style:family="paragraph" style:parent-style-name="Heading_20_2">
      <style:text-properties officeooo:rsid="009cf12e" officeooo:paragraph-rsid="009cf12e"/>
    </style:style>
    <style:style style:name="P104" style:family="paragraph" style:parent-style-name="Heading_20_2">
      <style:text-properties officeooo:rsid="005e1628" officeooo:paragraph-rsid="005e1628"/>
    </style:style>
    <style:style style:name="P105" style:family="paragraph" style:parent-style-name="Heading_20_2">
      <style:text-properties officeooo:rsid="00d879b2" officeooo:paragraph-rsid="00d879b2"/>
    </style:style>
    <style:style style:name="P106" style:family="paragraph" style:parent-style-name="Heading_20_2">
      <style:text-properties officeooo:rsid="00daa70e" officeooo:paragraph-rsid="00daa70e"/>
    </style:style>
    <style:style style:name="P107" style:family="paragraph" style:parent-style-name="Table_20_Contents">
      <style:text-properties style:font-name="Arial" fo:font-size="14pt" fo:font-weight="bold" officeooo:rsid="00d3b332" officeooo:paragraph-rsid="00d3b332" style:font-size-asian="14pt" style:font-weight-asian="bold" style:font-size-complex="14pt" style:font-weight-complex="bold"/>
    </style:style>
    <style:style style:name="P108" style:family="paragraph" style:parent-style-name="Table_20_Contents">
      <style:paragraph-properties fo:text-align="center" style:justify-single-word="false"/>
      <style:text-properties fo:text-transform="uppercase" style:font-name="Arial" fo:font-size="15pt" fo:font-weight="bold" officeooo:rsid="00d3b332" officeooo:paragraph-rsid="00d3b332" style:font-size-asian="13.1000003814697pt" style:font-weight-asian="bold" style:font-size-complex="15pt" style:font-weight-complex="bold"/>
    </style:style>
    <style:style style:name="P109" style:family="paragraph" style:parent-style-name="Table_20_Contents">
      <style:text-properties fo:font-weight="bold" officeooo:rsid="00d54d3b" officeooo:paragraph-rsid="00d54d3b" style:font-weight-asian="bold" style:font-weight-complex="bold"/>
    </style:style>
    <style:style style:name="P110" style:family="paragraph" style:parent-style-name="Table_20_Contents">
      <style:text-properties fo:font-weight="normal" officeooo:rsid="00d54d3b" officeooo:paragraph-rsid="00d54d3b" style:font-weight-asian="normal" style:font-weight-complex="normal"/>
    </style:style>
    <style:style style:name="P111" style:family="paragraph" style:parent-style-name="Heading_20_1">
      <style:text-properties officeooo:rsid="002ee7b1" officeooo:paragraph-rsid="002ee7b1"/>
    </style:style>
    <style:style style:name="P112" style:family="paragraph" style:parent-style-name="Heading_20_1">
      <style:text-properties officeooo:rsid="005e1628" officeooo:paragraph-rsid="005e1628"/>
    </style:style>
    <style:style style:name="P113" style:family="paragraph" style:parent-style-name="Heading_20_1">
      <style:text-properties officeooo:rsid="00376a6f" officeooo:paragraph-rsid="00376a6f"/>
    </style:style>
    <style:style style:name="P114" style:family="paragraph" style:parent-style-name="Heading_20_1">
      <style:text-properties officeooo:rsid="004885a9" officeooo:paragraph-rsid="004885a9"/>
    </style:style>
    <style:style style:name="P115" style:family="paragraph" style:parent-style-name="Heading_20_1">
      <style:text-properties officeooo:rsid="004f87f9" officeooo:paragraph-rsid="004cf607"/>
    </style:style>
    <style:style style:name="P116" style:family="paragraph" style:parent-style-name="Heading_20_1">
      <style:text-properties officeooo:rsid="004cf607" officeooo:paragraph-rsid="004cf607"/>
    </style:style>
    <style:style style:name="P117" style:family="paragraph" style:parent-style-name="Heading_20_1">
      <style:text-properties officeooo:rsid="00d6f9c9" officeooo:paragraph-rsid="00d6f9c9"/>
    </style:style>
    <style:style style:name="P118" style:family="paragraph" style:parent-style-name="Heading_20_1" style:master-page-name="Standard">
      <style:paragraph-properties style:page-number="auto"/>
      <style:text-properties officeooo:rsid="002a516a" officeooo:paragraph-rsid="002a516a"/>
    </style:style>
    <style:style style:name="P119" style:family="paragraph" style:parent-style-name="Numbering_20_2" style:list-style-name="List_20_1">
      <style:text-properties style:font-name="Arial1" fo:font-size="13pt" style:font-size-asian="12pt" style:font-name-complex="Arial5"/>
    </style:style>
    <style:style style:name="P120" style:family="paragraph" style:parent-style-name="Numbering_20_2" style:list-style-name="List_20_1">
      <style:text-properties style:font-name="Arial1" fo:font-size="13pt" officeooo:rsid="00d6f9c9" officeooo:paragraph-rsid="00d6f9c9" style:font-size-asian="12pt" style:font-name-complex="Arial5"/>
    </style:style>
    <style:style style:name="P121" style:family="paragraph" style:parent-style-name="Numbering_20_2">
      <style:text-properties officeooo:rsid="00755b6e" officeooo:paragraph-rsid="00755b6e"/>
    </style:style>
    <style:style style:name="P122" style:family="paragraph" style:parent-style-name="Numbering_20_2" style:list-style-name="List_20_1">
      <style:text-properties officeooo:rsid="00755b6e" officeooo:paragraph-rsid="00a5c713"/>
    </style:style>
    <style:style style:name="P123" style:family="paragraph" style:parent-style-name="Numbering_20_2">
      <style:text-properties officeooo:rsid="00a3bcbf" officeooo:paragraph-rsid="00a3bcbf"/>
    </style:style>
    <style:style style:name="P124" style:family="paragraph" style:parent-style-name="Numbering_20_2">
      <style:text-properties officeooo:rsid="00a5c713" officeooo:paragraph-rsid="00a5c713"/>
    </style:style>
    <style:style style:name="P125" style:family="paragraph" style:parent-style-name="Numbering_20_2">
      <style:text-properties officeooo:paragraph-rsid="00ac1642"/>
    </style:style>
    <style:style style:name="P126" style:family="paragraph" style:parent-style-name="Numbering_20_2">
      <style:text-properties officeooo:rsid="00ad7260" officeooo:paragraph-rsid="00ad7260"/>
    </style:style>
    <style:style style:name="P127" style:family="paragraph" style:parent-style-name="Numbering_20_2" style:list-style-name="List_20_1">
      <style:text-properties officeooo:rsid="00d6f9c9" officeooo:paragraph-rsid="00d6f9c9"/>
    </style:style>
    <style:style style:name="P128" style:family="paragraph" style:parent-style-name="Numbering_20_2" style:list-style-name="List_20_1" style:master-page-name="">
      <loext:graphic-properties draw:fill="none" draw:fill-color="#729fcf"/>
      <style:paragraph-properties fo:margin-left="1.9cm" fo:margin-right="0cm" fo:margin-top="0cm" fo:margin-bottom="0cm" loext:contextual-spacing="false" fo:line-height="120%" fo:text-indent="-0.7cm" style:auto-text-indent="false" style:page-number="auto" fo:background-color="transparent" style:writing-mode="page">
        <style:tab-stops/>
      </style:paragraph-properties>
      <style:text-properties officeooo:rsid="00ca95c1" officeooo:paragraph-rsid="00ca95c1"/>
    </style:style>
    <style:style style:name="P129" style:family="paragraph" style:parent-style-name="Numbering_20_2" style:list-style-name="List_20_1">
      <loext:graphic-properties draw:fill="none" draw:fill-color="#729fcf"/>
      <style:paragraph-properties fo:margin-left="1.9cm" fo:margin-right="0cm" fo:margin-top="0cm" fo:margin-bottom="0cm" loext:contextual-spacing="false" fo:line-height="120%" fo:text-indent="-0.7cm" style:auto-text-indent="false" fo:background-color="transparent" style:writing-mode="page">
        <style:tab-stops/>
      </style:paragraph-properties>
      <style:text-properties officeooo:rsid="00ca95c1" officeooo:paragraph-rsid="00ca95c1"/>
    </style:style>
    <style:style style:name="P130" style:family="paragraph" style:parent-style-name="Numbering_20_2" style:list-style-name="List_20_1">
      <loext:graphic-properties draw:fill="none" draw:fill-color="#729fcf"/>
      <style:paragraph-properties fo:margin-left="1.9cm" fo:margin-right="0cm" fo:margin-top="0cm" fo:margin-bottom="0cm" loext:contextual-spacing="false" fo:line-height="120%" fo:text-indent="-0.7cm" style:auto-text-indent="false" fo:background-color="transparent" style:writing-mode="page">
        <style:tab-stops/>
      </style:paragraph-properties>
      <style:text-properties officeooo:rsid="00cc307d" officeooo:paragraph-rsid="00cc307d"/>
    </style:style>
    <style:style style:name="P131" style:family="paragraph" style:parent-style-name="Heading_20_4">
      <style:text-properties officeooo:rsid="009e43c1" officeooo:paragraph-rsid="009e43c1"/>
    </style:style>
    <style:style style:name="T1" style:family="text">
      <style:text-properties officeooo:rsid="002ffd89"/>
    </style:style>
    <style:style style:name="T2" style:family="text">
      <style:text-properties officeooo:rsid="00326f05"/>
    </style:style>
    <style:style style:name="T3" style:family="text">
      <style:text-properties officeooo:rsid="0038d887"/>
    </style:style>
    <style:style style:name="T4" style:family="text">
      <style:text-properties style:text-position="super 58%"/>
    </style:style>
    <style:style style:name="T5" style:family="text">
      <style:text-properties officeooo:rsid="0042b17f"/>
    </style:style>
    <style:style style:name="T6" style:family="text">
      <style:text-properties officeooo:rsid="00459c1b"/>
    </style:style>
    <style:style style:name="T7" style:family="text">
      <style:text-properties officeooo:rsid="0051c4da"/>
    </style:style>
    <style:style style:name="T8" style:family="text">
      <style:text-properties officeooo:rsid="00536a4e"/>
    </style:style>
    <style:style style:name="T9" style:family="text">
      <style:text-properties officeooo:rsid="006be969"/>
    </style:style>
    <style:style style:name="T10" style:family="text">
      <style:text-properties officeooo:rsid="006c5603"/>
    </style:style>
    <style:style style:name="T11" style:family="text">
      <style:text-properties officeooo:rsid="006d2a7e"/>
    </style:style>
    <style:style style:name="T12" style:family="text">
      <style:text-properties officeooo:rsid="006da3ce"/>
    </style:style>
    <style:style style:name="T13" style:family="text">
      <style:text-properties fo:background-color="transparent" loext:char-shading-value="0"/>
    </style:style>
    <style:style style:name="T14" style:family="text">
      <style:text-properties officeooo:rsid="006fd33e" fo:background-color="transparent" loext:char-shading-value="0"/>
    </style:style>
    <style:style style:name="T15" style:family="text">
      <style:text-properties officeooo:rsid="007342d8" fo:background-color="transparent" loext:char-shading-value="0"/>
    </style:style>
    <style:style style:name="T16" style:family="text">
      <style:text-properties officeooo:rsid="007acdb1" fo:background-color="transparent" loext:char-shading-value="0"/>
    </style:style>
    <style:style style:name="T17" style:family="text">
      <style:text-properties officeooo:rsid="007db22a" fo:background-color="transparent" loext:char-shading-value="0"/>
    </style:style>
    <style:style style:name="T18" style:family="text">
      <style:text-properties officeooo:rsid="007e4d73" fo:background-color="transparent" loext:char-shading-value="0"/>
    </style:style>
    <style:style style:name="T19" style:family="text">
      <style:text-properties officeooo:rsid="00827ae7" fo:background-color="transparent" loext:char-shading-value="0"/>
    </style:style>
    <style:style style:name="T20" style:family="text">
      <style:text-properties officeooo:rsid="00839e64" fo:background-color="transparent" loext:char-shading-value="0"/>
    </style:style>
    <style:style style:name="T21" style:family="text">
      <style:text-properties officeooo:rsid="00978c67" fo:background-color="transparent" loext:char-shading-value="0"/>
    </style:style>
    <style:style style:name="T22" style:family="text">
      <style:text-properties officeooo:rsid="009e43c1" fo:background-color="transparent" loext:char-shading-value="0"/>
    </style:style>
    <style:style style:name="T23" style:family="text">
      <style:text-properties officeooo:rsid="00c14ff0" fo:background-color="transparent" loext:char-shading-value="0"/>
    </style:style>
    <style:style style:name="T24" style:family="text">
      <style:text-properties officeooo:rsid="00864554" fo:background-color="transparent" loext:char-shading-value="0"/>
    </style:style>
    <style:style style:name="T25" style:family="text">
      <style:text-properties officeooo:rsid="0088e2c3" fo:background-color="transparent" loext:char-shading-value="0"/>
    </style:style>
    <style:style style:name="T26" style:family="text">
      <style:text-properties style:text-position="sub 58%" fo:background-color="transparent" loext:char-shading-value="0"/>
    </style:style>
    <style:style style:name="T27" style:family="text">
      <style:text-properties officeooo:rsid="00788b56"/>
    </style:style>
    <style:style style:name="T28" style:family="text">
      <style:text-properties officeooo:rsid="0079cf49"/>
    </style:style>
    <style:style style:name="T29" style:family="text">
      <style:text-properties officeooo:rsid="007acdb1"/>
    </style:style>
    <style:style style:name="T30" style:family="text">
      <style:text-properties fo:font-weight="normal" fo:background-color="transparent" loext:char-shading-value="0" style:font-weight-asian="normal" style:font-weight-complex="normal"/>
    </style:style>
    <style:style style:name="T31" style:family="text">
      <style:text-properties fo:font-weight="normal" officeooo:rsid="007db22a" fo:background-color="transparent" loext:char-shading-value="0" style:font-weight-asian="normal" style:font-weight-complex="normal"/>
    </style:style>
    <style:style style:name="T32" style:family="text">
      <style:text-properties fo:font-weight="normal" officeooo:rsid="007e4d73" fo:background-color="transparent" loext:char-shading-value="0" style:font-weight-asian="normal" style:font-weight-complex="normal"/>
    </style:style>
    <style:style style:name="T33" style:family="text">
      <style:text-properties fo:font-weight="normal" officeooo:rsid="0092988f" fo:background-color="transparent" loext:char-shading-value="0" style:font-weight-asian="normal" style:font-weight-complex="normal"/>
    </style:style>
    <style:style style:name="T34" style:family="text">
      <style:text-properties fo:font-weight="normal" officeooo:rsid="0093963e" fo:background-color="transparent" loext:char-shading-value="0" style:font-weight-asian="normal" style:font-weight-complex="normal"/>
    </style:style>
    <style:style style:name="T35" style:family="text">
      <style:text-properties fo:font-weight="normal" officeooo:rsid="009633a2" fo:background-color="transparent" loext:char-shading-value="0" style:font-weight-asian="normal" style:font-weight-complex="normal"/>
    </style:style>
    <style:style style:name="T36" style:family="text">
      <style:text-properties fo:font-weight="normal" officeooo:rsid="00980b5f" fo:background-color="transparent" loext:char-shading-value="0" style:font-weight-asian="normal" style:font-weight-complex="normal"/>
    </style:style>
    <style:style style:name="T37" style:family="text">
      <style:text-properties fo:font-weight="normal" officeooo:rsid="009e43c1" fo:background-color="transparent" loext:char-shading-value="0" style:font-weight-asian="normal" style:font-weight-complex="normal"/>
    </style:style>
    <style:style style:name="T38" style:family="text">
      <style:text-properties fo:font-weight="normal" officeooo:rsid="00b65714" fo:background-color="transparent" loext:char-shading-value="0" style:font-weight-asian="normal" style:font-weight-complex="normal"/>
    </style:style>
    <style:style style:name="T39" style:family="text">
      <style:text-properties officeooo:rsid="0080d670"/>
    </style:style>
    <style:style style:name="T40" style:family="text">
      <style:text-properties officeooo:rsid="008a0ac3"/>
    </style:style>
    <style:style style:name="T41" style:family="text">
      <style:text-properties officeooo:rsid="008bff0e"/>
    </style:style>
    <style:style style:name="T42" style:family="text">
      <style:text-properties officeooo:rsid="0092033f"/>
    </style:style>
    <style:style style:name="T43" style:family="text">
      <style:text-properties officeooo:rsid="0092988f"/>
    </style:style>
    <style:style style:name="T44" style:family="text">
      <style:text-properties officeooo:rsid="009633a2"/>
    </style:style>
    <style:style style:name="T45" style:family="text">
      <style:text-properties officeooo:rsid="0099aabd"/>
    </style:style>
    <style:style style:name="T46" style:family="text">
      <style:text-properties officeooo:rsid="009cec6a"/>
    </style:style>
    <style:style style:name="T47" style:family="text">
      <style:text-properties officeooo:rsid="009e43c1"/>
    </style:style>
    <style:style style:name="T48" style:family="text">
      <style:text-properties officeooo:rsid="00a2b8b7"/>
    </style:style>
    <style:style style:name="T49" style:family="text">
      <style:text-properties officeooo:rsid="00a3bcbf"/>
    </style:style>
    <style:style style:name="T50" style:family="text">
      <style:text-properties officeooo:rsid="00a457ab"/>
    </style:style>
    <style:style style:name="T51" style:family="text">
      <style:text-properties officeooo:rsid="00a4b50b"/>
    </style:style>
    <style:style style:name="T52" style:family="text">
      <style:text-properties officeooo:rsid="00ac1045"/>
    </style:style>
    <style:style style:name="T53" style:family="text">
      <style:text-properties officeooo:rsid="00ac1642"/>
    </style:style>
    <style:style style:name="T54" style:family="text">
      <style:text-properties officeooo:rsid="00ad7260"/>
    </style:style>
    <style:style style:name="T55" style:family="text">
      <style:text-properties style:font-name="Arial1" fo:font-size="13pt" style:font-size-asian="10.5pt"/>
    </style:style>
    <style:style style:name="T56" style:family="text">
      <style:text-properties style:font-name="Arial1" fo:font-size="13pt" officeooo:rsid="00ac1642" style:font-size-asian="10.5pt"/>
    </style:style>
    <style:style style:name="T57" style:family="text">
      <style:text-properties style:font-name="Arial1" fo:font-size="13pt" officeooo:rsid="00ad7260" style:font-size-asian="10.5pt"/>
    </style:style>
    <style:style style:name="T58" style:family="text">
      <style:text-properties officeooo:rsid="00b2c790"/>
    </style:style>
    <style:style style:name="T59" style:family="text">
      <style:text-properties officeooo:rsid="00b49653"/>
    </style:style>
    <style:style style:name="T60" style:family="text">
      <style:text-properties officeooo:rsid="00b65714"/>
    </style:style>
    <style:style style:name="T61" style:family="text">
      <style:text-properties officeooo:rsid="00b82885"/>
    </style:style>
    <style:style style:name="T62" style:family="text">
      <style:text-properties officeooo:rsid="00c15e7e"/>
    </style:style>
    <style:style style:name="T63" style:family="text">
      <style:text-properties officeooo:rsid="00c31ea8"/>
    </style:style>
    <style:style style:name="T64" style:family="text">
      <style:text-properties officeooo:rsid="00c43126"/>
    </style:style>
    <style:style style:name="T65" style:family="text">
      <style:text-properties officeooo:rsid="00c51d6c"/>
    </style:style>
    <style:style style:name="T66" style:family="text">
      <style:text-properties officeooo:rsid="00ca95c1"/>
    </style:style>
    <style:style style:name="T67" style:family="text">
      <style:text-properties officeooo:rsid="00cc307d"/>
    </style:style>
    <style:style style:name="T68" style:family="text">
      <style:text-properties officeooo:rsid="00d54d3b"/>
    </style:style>
    <style:style style:name="T69" style:family="text">
      <style:text-properties officeooo:rsid="00d6f9c9"/>
    </style:style>
    <style:style style:name="T70" style:family="text">
      <style:text-properties officeooo:rsid="005e1628"/>
    </style:style>
    <style:style style:name="T71" style:family="text">
      <style:text-properties officeooo:rsid="00d7762b"/>
    </style:style>
    <style:style style:name="T72" style:family="text">
      <style:text-properties officeooo:rsid="00d879b2"/>
    </style:style>
    <style:style style:name="T73" style:family="text">
      <style:text-properties officeooo:rsid="00da2a73"/>
    </style:style>
    <style:style style:name="T74" style:family="text">
      <style:text-properties officeooo:rsid="00daa70e"/>
    </style:style>
    <style:style style:name="fr1"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ulka1" table:style-name="Tabulka1">
        <table:table-column table:style-name="Tabulka1.A"/>
        <table:table-column table:style-name="Tabulka1.B"/>
        <table:table-column table:style-name="Tabulka1.C"/>
        <table:table-column table:style-name="Tabulka1.D"/>
        <table:table-column table:style-name="Tabulka1.E"/>
        <table:table-column table:style-name="Tabulka1.F"/>
        <table:table-column table:style-name="Tabulka1.G"/>
        <table:table-column table:style-name="Tabulka1.H"/>
        <table:table-row table:style-name="Tabulka1.1">
          <table:table-cell table:style-name="Tabulka1.A1" table:number-columns-spanned="4" office:value-type="string">
            <text:p text:style-name="P7"/>
          </table:table-cell>
          <table:covered-table-cell/>
          <table:covered-table-cell/>
          <table:covered-table-cell/>
          <table:table-cell table:style-name="Tabulka1.A1" table:number-columns-spanned="2" office:value-type="string">
            <text:p text:style-name="P7"/>
          </table:table-cell>
          <table:covered-table-cell/>
          <table:table-cell table:style-name="Tabulka1.A1" table:number-columns-spanned="2" office:value-type="string">
            <text:p text:style-name="P7"/>
          </table:table-cell>
          <table:covered-table-cell/>
        </table:table-row>
        <table:table-row table:style-name="Tabulka1.2">
          <table:table-cell table:style-name="Tabulka1.A2" table:number-columns-spanned="8" office:value-type="string">
            <text:p text:style-name="P8"/>
          </table:table-cell>
          <table:covered-table-cell/>
          <table:covered-table-cell/>
          <table:covered-table-cell/>
          <table:covered-table-cell/>
          <table:covered-table-cell/>
          <table:covered-table-cell/>
          <table:covered-table-cell/>
        </table:table-row>
        <table:table-row table:style-name="Tabulka1.3">
          <table:table-cell table:style-name="Tabulka1.A1" office:value-type="string">
            <text:p text:style-name="P4">Číslo zakázky</text:p>
          </table:table-cell>
          <table:table-cell table:style-name="Tabulka1.A1" office:value-type="string">
            <text:p text:style-name="P9">:</text:p>
          </table:table-cell>
          <table:table-cell table:style-name="Tabulka1.A1" table:number-columns-spanned="6" office:value-type="string">
            <text:p text:style-name="P11"/>
          </table:table-cell>
          <table:covered-table-cell/>
          <table:covered-table-cell/>
          <table:covered-table-cell/>
          <table:covered-table-cell/>
          <table:covered-table-cell/>
        </table:table-row>
        <table:table-row table:style-name="Tabulka1.3">
          <table:table-cell table:style-name="Tabulka1.A1" office:value-type="string">
            <text:p text:style-name="P4">Číslo projektu</text:p>
          </table:table-cell>
          <table:table-cell table:style-name="Tabulka1.A1" office:value-type="string">
            <text:p text:style-name="P9">:</text:p>
          </table:table-cell>
          <table:table-cell table:style-name="Tabulka1.A1" table:number-columns-spanned="6" office:value-type="string">
            <text:p text:style-name="P12"/>
          </table:table-cell>
          <table:covered-table-cell/>
          <table:covered-table-cell/>
          <table:covered-table-cell/>
          <table:covered-table-cell/>
          <table:covered-table-cell/>
        </table:table-row>
        <table:table-row table:style-name="Tabulka1.3">
          <table:table-cell table:style-name="Tabulka1.A1" office:value-type="string">
            <text:p text:style-name="P4">Stupeň PD</text:p>
          </table:table-cell>
          <table:table-cell table:style-name="Tabulka1.A1" office:value-type="string">
            <text:p text:style-name="P9">:</text:p>
          </table:table-cell>
          <table:table-cell table:style-name="Tabulka1.A1" table:number-columns-spanned="6" office:value-type="string">
            <text:p text:style-name="P107">Studie</text:p>
          </table:table-cell>
          <table:covered-table-cell/>
          <table:covered-table-cell/>
          <table:covered-table-cell/>
          <table:covered-table-cell/>
          <table:covered-table-cell/>
        </table:table-row>
        <table:table-row table:style-name="Tabulka1.6">
          <table:table-cell table:style-name="Tabulka1.A2" table:number-columns-spanned="8" office:value-type="string">
            <text:p text:style-name="P5"/>
          </table:table-cell>
          <table:covered-table-cell/>
          <table:covered-table-cell/>
          <table:covered-table-cell/>
          <table:covered-table-cell/>
          <table:covered-table-cell/>
          <table:covered-table-cell/>
          <table:covered-table-cell/>
        </table:table-row>
        <table:table-row table:style-name="Tabulka1.7">
          <table:table-cell table:style-name="Tabulka1.A2" table:number-columns-spanned="8" office:value-type="string">
            <text:p text:style-name="P6">Technická zpráva</text:p>
          </table:table-cell>
          <table:covered-table-cell/>
          <table:covered-table-cell/>
          <table:covered-table-cell/>
          <table:covered-table-cell/>
          <table:covered-table-cell/>
          <table:covered-table-cell/>
          <table:covered-table-cell/>
        </table:table-row>
        <table:table-row table:style-name="Tabulka1.8">
          <table:table-cell table:style-name="Tabulka1.A2" table:number-columns-spanned="8" office:value-type="string">
            <text:p text:style-name="P108">přestavba plnicí stanice vodíku<text:line-break/>na plnicí tlak 700 bar</text:p>
          </table:table-cell>
          <table:covered-table-cell/>
          <table:covered-table-cell/>
          <table:covered-table-cell/>
          <table:covered-table-cell/>
          <table:covered-table-cell/>
          <table:covered-table-cell/>
          <table:covered-table-cell/>
        </table:table-row>
        <table:table-row table:style-name="Tabulka1.3">
          <table:table-cell table:style-name="Tabulka1.A2" table:number-columns-spanned="8" office:value-type="string">
            <text:p text:style-name="P8"/>
          </table:table-cell>
          <table:covered-table-cell/>
          <table:covered-table-cell/>
          <table:covered-table-cell/>
          <table:covered-table-cell/>
          <table:covered-table-cell/>
          <table:covered-table-cell/>
          <table:covered-table-cell/>
        </table:table-row>
        <table:table-row table:style-name="Tabulka1.10">
          <table:table-cell table:style-name="Tabulka1.A10" office:value-type="string">
            <text:p text:style-name="P20">Název stavby</text:p>
          </table:table-cell>
          <table:table-cell table:style-name="Tabulka1.A10" office:value-type="string">
            <text:p text:style-name="P20">:</text:p>
          </table:table-cell>
          <table:table-cell table:style-name="Tabulka1.A1" table:number-columns-spanned="6" office:value-type="string">
            <text:p text:style-name="P109">Čerpací stanice vodíku do motorových vozidel</text:p>
            <text:p text:style-name="P13"/>
            <text:p text:style-name="P13"/>
          </table:table-cell>
          <table:covered-table-cell/>
          <table:covered-table-cell/>
          <table:covered-table-cell/>
          <table:covered-table-cell/>
          <table:covered-table-cell/>
        </table:table-row>
        <table:table-row table:style-name="Tabulka1.10">
          <table:table-cell table:style-name="Tabulka1.A10" office:value-type="string">
            <text:p text:style-name="P20">Investor</text:p>
          </table:table-cell>
          <table:table-cell table:style-name="Tabulka1.A10" office:value-type="string">
            <text:p text:style-name="P20">:</text:p>
          </table:table-cell>
          <table:table-cell table:style-name="Tabulka1.A1" table:number-columns-spanned="6" office:value-type="string">
            <text:p text:style-name="P16"/>
            <text:p text:style-name="Table_20_Contents"/>
            <text:p text:style-name="Table_20_Contents"/>
          </table:table-cell>
          <table:covered-table-cell/>
          <table:covered-table-cell/>
          <table:covered-table-cell/>
          <table:covered-table-cell/>
          <table:covered-table-cell/>
        </table:table-row>
        <table:table-row table:style-name="Tabulka1.10">
          <table:table-cell table:style-name="Tabulka1.A10" office:value-type="string">
            <text:p text:style-name="P20">Místo stavby</text:p>
          </table:table-cell>
          <table:table-cell table:style-name="Tabulka1.A10" office:value-type="string">
            <text:p text:style-name="P20">:</text:p>
          </table:table-cell>
          <table:table-cell table:style-name="Tabulka1.A1" table:number-columns-spanned="6" office:value-type="string">
            <text:p text:style-name="P109">Arriva Praha s.r.o.</text:p>
            <text:p text:style-name="P110">Ke Spolaně 1457</text:p>
            <text:p text:style-name="P110">277 11, Neratovice</text:p>
          </table:table-cell>
          <table:covered-table-cell/>
          <table:covered-table-cell/>
          <table:covered-table-cell/>
          <table:covered-table-cell/>
          <table:covered-table-cell/>
        </table:table-row>
        <table:table-row table:style-name="Tabulka1.13">
          <table:table-cell table:style-name="Tabulka1.A10" table:number-rows-spanned="2" office:value-type="string">
            <text:p text:style-name="P20">Odpovědný proj.</text:p>
          </table:table-cell>
          <table:table-cell table:style-name="Tabulka1.A10" table:number-rows-spanned="2" office:value-type="string">
            <text:p text:style-name="P20">:</text:p>
          </table:table-cell>
          <table:table-cell table:style-name="Tabulka1.A1" table:number-columns-spanned="6" office:value-type="string">
            <text:p text:style-name="P14">Michal Vosáhlo</text:p>
          </table:table-cell>
          <table:covered-table-cell/>
          <table:covered-table-cell/>
          <table:covered-table-cell/>
          <table:covered-table-cell/>
          <table:covered-table-cell/>
        </table:table-row>
        <table:table-row table:style-name="Tabulka1.14">
          <table:covered-table-cell/>
          <table:covered-table-cell/>
          <table:table-cell table:style-name="Tabulka1.C14" table:number-columns-spanned="6" office:value-type="string">
            <text:p text:style-name="P10">ČKAIT 0013370, <text:span text:style-name="T2">IT00</text:span></text:p>
          </table:table-cell>
          <table:covered-table-cell/>
          <table:covered-table-cell/>
          <table:covered-table-cell/>
          <table:covered-table-cell/>
          <table:covered-table-cell/>
        </table:table-row>
        <table:table-row table:style-name="Tabulka1.10">
          <table:table-cell table:style-name="Tabulka1.A10" office:value-type="string">
            <text:p text:style-name="P20">Zpracovatelé</text:p>
          </table:table-cell>
          <table:table-cell table:style-name="Tabulka1.A10" office:value-type="string">
            <text:p text:style-name="P20">:</text:p>
          </table:table-cell>
          <table:table-cell table:style-name="Tabulka1.A1" table:number-columns-spanned="6" office:value-type="string">
            <text:p text:style-name="P15">Michal Vosáhlo</text:p>
          </table:table-cell>
          <table:covered-table-cell/>
          <table:covered-table-cell/>
          <table:covered-table-cell/>
          <table:covered-table-cell/>
          <table:covered-table-cell/>
        </table:table-row>
        <table:table-row table:style-name="Tabulka1.16">
          <table:table-cell table:style-name="Tabulka1.A10" office:value-type="string">
            <text:p text:style-name="P20"/>
          </table:table-cell>
          <table:table-cell table:style-name="Tabulka1.A10" office:value-type="string">
            <text:p text:style-name="P20"/>
          </table:table-cell>
          <table:table-cell table:style-name="Tabulka1.A1" table:number-columns-spanned="6" office:value-type="string">
            <text:p text:style-name="P7"/>
          </table:table-cell>
          <table:covered-table-cell/>
          <table:covered-table-cell/>
          <table:covered-table-cell/>
          <table:covered-table-cell/>
          <table:covered-table-cell/>
        </table:table-row>
        <table:table-row table:style-name="Tabulka1.17">
          <table:table-cell table:style-name="Tabulka1.A17" table:number-columns-spanned="3" office:value-type="string">
            <text:p text:style-name="P22"><text:span text:style-name="T68">06</text:span>.<text:span text:style-name="T68">10</text:span>.2017</text:p>
          </table:table-cell>
          <table:covered-table-cell/>
          <table:covered-table-cell/>
          <table:table-cell table:style-name="Tabulka1.A17" table:number-columns-spanned="2" office:value-type="string">
            <text:p text:style-name="P23"/>
          </table:table-cell>
          <table:covered-table-cell/>
          <table:table-cell table:style-name="Tabulka1.A17" table:number-columns-spanned="2" office:value-type="string">
            <text:p text:style-name="P23"/>
          </table:table-cell>
          <table:covered-table-cell/>
          <table:table-cell table:style-name="Tabulka1.A17" office:value-type="string">
            <text:p text:style-name="P24"/>
          </table:table-cell>
        </table:table-row>
        <table:table-row table:style-name="Tabulka1.14">
          <table:table-cell table:style-name="Tabulka1.A10" table:number-columns-spanned="3" office:value-type="string">
            <text:p text:style-name="P21">Datum</text:p>
          </table:table-cell>
          <table:covered-table-cell/>
          <table:covered-table-cell/>
          <table:table-cell table:style-name="Tabulka1.A10" table:number-columns-spanned="2" office:value-type="string">
            <text:p text:style-name="P21">Podpis</text:p>
          </table:table-cell>
          <table:covered-table-cell/>
          <table:table-cell table:style-name="Tabulka1.A10" table:number-columns-spanned="2" office:value-type="string">
            <text:p text:style-name="P21">Otisk razítka</text:p>
          </table:table-cell>
          <table:covered-table-cell/>
          <table:table-cell table:style-name="Tabulka1.A10" office:value-type="string">
            <text:p text:style-name="P21">Číslo pare</text:p>
          </table:table-cell>
        </table:table-row>
      </table:table>
      <text:table-of-content text:style-name="Sect1" text:protected="true" text:name="Obsah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Obsah1_Head">
            <text:p text:style-name="Contents_20_Heading"><text:soft-page-break/>Obsah</text:p>
          </text:index-title>
          <text:p text:style-name="P19"><text:a xlink:type="simple" xlink:href="#__RefHeading___Toc2409_2335208622" text:style-name="Index_20_Link" text:visited-style-name="Index_20_Link">1 Úvod<text:tab/>4</text:a></text:p>
          <text:p text:style-name="P19"><text:a xlink:type="simple" xlink:href="#__RefHeading___Toc675_955209522" text:style-name="Index_20_Link" text:visited-style-name="Index_20_Link">2 Identifikační údaje<text:tab/>4</text:a></text:p>
          <text:p text:style-name="P77"><text:a xlink:type="simple" xlink:href="#__RefHeading___Toc677_955209522" text:style-name="Index_20_Link" text:visited-style-name="Index_20_Link">2.1 Předmět díla<text:tab/>4</text:a></text:p>
          <text:p text:style-name="P77"><text:a xlink:type="simple" xlink:href="#__RefHeading___Toc679_955209522" text:style-name="Index_20_Link" text:visited-style-name="Index_20_Link">2.2 Zpracovatel projektové dokumentace<text:tab/>4</text:a></text:p>
          <text:p text:style-name="P77"><text:a xlink:type="simple" xlink:href="#__RefHeading___Toc681_955209522" text:style-name="Index_20_Link" text:visited-style-name="Index_20_Link">2.3 Investor<text:tab/>4</text:a></text:p>
          <text:p text:style-name="P77"><text:a xlink:type="simple" xlink:href="#__RefHeading___Toc683_955209522" text:style-name="Index_20_Link" text:visited-style-name="Index_20_Link">2.4 Místo stavby<text:tab/>4</text:a></text:p>
          <text:p text:style-name="P19"><text:a xlink:type="simple" xlink:href="#__RefHeading___Toc2363_2335208622" text:style-name="Index_20_Link" text:visited-style-name="Index_20_Link">3 Zadání<text:tab/>5</text:a></text:p>
          <text:p text:style-name="P77"><text:a xlink:type="simple" xlink:href="#__RefHeading___Toc2365_2335208622" text:style-name="Index_20_Link" text:visited-style-name="Index_20_Link">3.1 Zdrojová stanice a rozvod medicinálního kyslíku<text:tab/>5</text:a></text:p>
          <text:p text:style-name="P77"><text:a xlink:type="simple" xlink:href="#__RefHeading___Toc685_955209522" text:style-name="Index_20_Link" text:visited-style-name="Index_20_Link">3.2 Zdrojová stanice a rozvod medicinálního vzduchu<text:tab/>5</text:a></text:p>
          <text:p text:style-name="P77"><text:a xlink:type="simple" xlink:href="#__RefHeading___Toc687_955209522" text:style-name="Index_20_Link" text:visited-style-name="Index_20_Link">3.3 Podklady<text:tab/>5</text:a></text:p>
          <text:p text:style-name="P19"><text:a xlink:type="simple" xlink:href="#__RefHeading___Toc2562_955209522" text:style-name="Index_20_Link" text:visited-style-name="Index_20_Link">4 Kategorizace zařízení<text:tab/>5</text:a></text:p>
          <text:p text:style-name="P19"><text:a xlink:type="simple" xlink:href="#__RefHeading___Toc689_955209522" text:style-name="Index_20_Link" text:visited-style-name="Index_20_Link">5 Materiálové a časové bilance<text:tab/>6</text:a></text:p>
          <text:p text:style-name="P77"><text:a xlink:type="simple" xlink:href="#__RefHeading___Toc830_955209522" text:style-name="Index_20_Link" text:visited-style-name="Index_20_Link">5.1 Medicinální kyslík<text:tab/>6</text:a></text:p>
          <text:p text:style-name="P77"><text:a xlink:type="simple" xlink:href="#__RefHeading___Toc832_955209522" text:style-name="Index_20_Link" text:visited-style-name="Index_20_Link">5.2 Medicinální vzduch<text:tab/>6</text:a></text:p>
          <text:p text:style-name="P77"><text:a xlink:type="simple" xlink:href="#__RefHeading___Toc834_955209522" text:style-name="Index_20_Link" text:visited-style-name="Index_20_Link">5.3 Průtoky, spotřeby<text:tab/>6</text:a></text:p>
          <text:p text:style-name="P79"><text:a xlink:type="simple" xlink:href="#__RefHeading___Toc836_955209522" text:style-name="Index_20_Link" text:visited-style-name="Index_20_Link">5.3.1 Medicinální kyslík<text:tab/>6</text:a></text:p>
          <text:p text:style-name="P79"><text:a xlink:type="simple" xlink:href="#__RefHeading___Toc838_955209522" text:style-name="Index_20_Link" text:visited-style-name="Index_20_Link">5.3.2 Medicinální vzduch<text:tab/>7</text:a></text:p>
          <text:p text:style-name="P79"><text:a xlink:type="simple" xlink:href="#__RefHeading___Toc2568_955209522" text:style-name="Index_20_Link" text:visited-style-name="Index_20_Link">5.3.3 Elektrická energie<text:tab/>7</text:a></text:p>
          <text:p text:style-name="P19"><text:a xlink:type="simple" xlink:href="#__RefHeading___Toc840_955209522" text:style-name="Index_20_Link" text:visited-style-name="Index_20_Link">6 Technické řešení<text:tab/>7</text:a></text:p>
          <text:p text:style-name="P77"><text:a xlink:type="simple" xlink:href="#__RefHeading___Toc842_955209522" text:style-name="Index_20_Link" text:visited-style-name="Index_20_Link">6.1 Medicinální kyslík<text:tab/>7</text:a></text:p>
          <text:p text:style-name="P79"><text:a xlink:type="simple" xlink:href="#__RefHeading___Toc844_955209522" text:style-name="Index_20_Link" text:visited-style-name="Index_20_Link">6.1.1 Napájecí systém<text:tab/>8</text:a></text:p>
          <text:p text:style-name="P78"><text:a xlink:type="simple" xlink:href="#__RefHeading___Toc1389_664232072" text:style-name="Index_20_Link" text:visited-style-name="Index_20_Link">Primární a sekundární zdroj (PS zdroj)<text:tab/>8</text:a></text:p>
          <text:p text:style-name="P78"><text:a xlink:type="simple" xlink:href="#__RefHeading___Toc846_955209522" text:style-name="Index_20_Link" text:visited-style-name="Index_20_Link">Rezervní zdroj<text:tab/>9</text:a></text:p>
          <text:p text:style-name="P79"><text:a xlink:type="simple" xlink:href="#__RefHeading___Toc848_955209522" text:style-name="Index_20_Link" text:visited-style-name="Index_20_Link">6.1.2 Potrubní rozvod<text:tab/>10</text:a></text:p>
          <text:p text:style-name="P77"><text:a xlink:type="simple" xlink:href="#__RefHeading___Toc852_955209522" text:style-name="Index_20_Link" text:visited-style-name="Index_20_Link">6.2 Medicinální vzduch<text:tab/>11</text:a></text:p>
          <text:p text:style-name="P79"><text:a xlink:type="simple" xlink:href="#__RefHeading___Toc854_955209522" text:style-name="Index_20_Link" text:visited-style-name="Index_20_Link">6.2.1 Napájecí systém<text:tab/>11</text:a></text:p>
          <text:p text:style-name="P78"><text:a xlink:type="simple" xlink:href="#__RefHeading___Toc1391_664232072" text:style-name="Index_20_Link" text:visited-style-name="Index_20_Link">Primární a sekundární zdroj (PS zdroj)<text:tab/>11</text:a></text:p>
          <text:p text:style-name="P78"><text:a xlink:type="simple" xlink:href="#__RefHeading___Toc856_955209522" text:style-name="Index_20_Link" text:visited-style-name="Index_20_Link">Rezervní zdroj<text:tab/>12</text:a></text:p>
          <text:p text:style-name="P79"><text:a xlink:type="simple" xlink:href="#__RefHeading___Toc858_955209522" text:style-name="Index_20_Link" text:visited-style-name="Index_20_Link">6.2.2 Potrubní rozvod<text:tab/>13</text:a></text:p>
          <text:p text:style-name="P77"><text:a xlink:type="simple" xlink:href="#__RefHeading___Toc862_955209522" text:style-name="Index_20_Link" text:visited-style-name="Index_20_Link">6.3 Monitorovací a alarmový systém<text:tab/>14</text:a></text:p>
          <text:p text:style-name="P77"><text:a xlink:type="simple" xlink:href="#__RefHeading___Toc1584_3749049668" text:style-name="Index_20_Link" text:visited-style-name="Index_20_Link">6.4 Uzemnění a pospojování<text:tab/>14</text:a></text:p>
          <text:p text:style-name="P77"><text:a xlink:type="simple" xlink:href="#__RefHeading___Toc2570_955209522" text:style-name="Index_20_Link" text:visited-style-name="Index_20_Link">6.5 Zkoušky zařízení, uvedení do provozu<text:tab/>14</text:a></text:p>
          <text:p text:style-name="P19"><text:a xlink:type="simple" xlink:href="#__RefHeading___Toc2572_955209522" text:style-name="Index_20_Link" text:visited-style-name="Index_20_Link">7 Bezpečnost práce a kvalifikační požadavky<text:tab/>16</text:a></text:p>
          <text:p text:style-name="P19"><text:a xlink:type="simple" xlink:href="#__RefHeading___Toc2578_955209522" text:style-name="Index_20_Link" text:visited-style-name="Index_20_Link">8 Požadavky na ostatní profese<text:tab/>17</text:a></text:p>
          <text:p text:style-name="P77"><text:a xlink:type="simple" xlink:href="#__RefHeading___Toc1393_664232072" text:style-name="Index_20_Link" text:visited-style-name="Index_20_Link">8.1 Stavba<text:tab/>17</text:a></text:p>
          <text:p text:style-name="P77"><text:a xlink:type="simple" xlink:href="#__RefHeading___Toc2580_955209522" text:style-name="Index_20_Link" text:visited-style-name="Index_20_Link">8.2 Vzduchotechnika a vytápění<text:tab/>17</text:a></text:p>
          <text:p text:style-name="P77"><text:a xlink:type="simple" xlink:href="#__RefHeading___Toc1395_664232072" text:style-name="Index_20_Link" text:visited-style-name="Index_20_Link">8.3 Zdravotechnika<text:tab/>17</text:a></text:p>
          <text:p text:style-name="P77"><text:a xlink:type="simple" xlink:href="#__RefHeading___Toc2582_955209522" text:style-name="Index_20_Link" text:visited-style-name="Index_20_Link">8.4 Elektroinstalace a MaR<text:tab/>17</text:a></text:p>
          <text:p text:style-name="P77"><text:a xlink:type="simple" xlink:href="#__RefHeading___Toc2584_955209522" text:style-name="Index_20_Link" text:visited-style-name="Index_20_Link">8.5 Požárně-bezpečnostní řešení<text:tab/>17</text:a></text:p>
          <text:p text:style-name="P19"><text:a xlink:type="simple" xlink:href="#__RefHeading___Toc2586_955209522" text:style-name="Index_20_Link" text:visited-style-name="Index_20_Link">9 Použitá literatura<text:tab/>18</text:a></text:p>
          <text:p text:style-name="P77"><text:a xlink:type="simple" xlink:href="#__RefHeading___Toc2588_955209522" text:style-name="Index_20_Link" text:visited-style-name="Index_20_Link">9.1 Právní předpisy<text:tab/>18</text:a></text:p>
          <text:p text:style-name="P77"><text:a xlink:type="simple" xlink:href="#__RefHeading___Toc2590_955209522" text:style-name="Index_20_Link" text:visited-style-name="Index_20_Link">9.2 Technické normy<text:tab/>18</text:a></text:p>
          <text:p text:style-name="P77"><text:a xlink:type="simple" xlink:href="#__RefHeading___Toc2592_955209522" text:style-name="Index_20_Link" text:visited-style-name="Index_20_Link">9.3 Ostatní zdroje<text:tab/>18</text:a></text:p>
        </text:index-body>
      </text:table-of-content>
      <text:p text:style-name="P75"/>
      <text:p text:style-name="P76">Přílohy</text:p>
      <text:p text:style-name="P17">Blokové schéma – zdrojová stanice a rozvod kyslíku<text:tab/>MV2017-01-BD-01</text:p>
      <text:p text:style-name="P17">Blokové schéma – zdrojová stanice a rozvod vzduchu<text:tab/>MV2017-01-BD-02</text:p>
      <text:p text:style-name="P17">Technologická dispozice – <text:span text:style-name="T51">1 PP</text:span><text:tab/>MV2017-01-TD-01</text:p>
      <text:p text:style-name="P17">Technologická dispozice – <text:span text:style-name="T51">1 NP</text:span><text:tab/>MV2017-01-TD-02</text:p>
      <text:p text:style-name="P17">Technologická dispozice – <text:span text:style-name="T51">2 NP</text:span><text:tab/>MV2017-01-TD-03</text:p>
      <text:p text:style-name="P17">Bezpečnostní list – medicinální kyslík stlačený</text:p>
      <text:p text:style-name="P17">Bezpečnostní list – syntetický medicinální vzduch stlačen<text:span text:style-name="T58">ý</text:span></text:p>
      <text:p text:style-name="P18">Seznam strojů a zařízení</text:p>
      <text:h text:style-name="P118" text:outline-level="1"><text:bookmark-start text:name="__RefHeading___Toc2409_2335208622"/>Úvod<text:bookmark-end text:name="__RefHeading___Toc2409_2335208622"/></text:h>
      <text:p text:style-name="P25">Tato projektová dokumentace (dále jen PD) je určena výhradně pro účely <text:span text:style-name="T68">posouzení ekonomické a technické možnosti a výhodnosti plánovaného investičního záměru</text:span> <text:span text:style-name="T9">a jako podklad pro vypracování následných stupňů PD</text:span>, jiný účel využití PD je možný výhradně na základě písemného souhlasu zpracovatele PD.</text:p>
      <text:p text:style-name="P30">V průběhu tvorby dalších stupňů PD a realizace stavby je třeba neustále kontrolovat, zda nedošlo ke změně zadávacích parametrů nebo výkonových parametrů použitých zařízení, které by vedly k vybočení <text:span text:style-name="T59">z</text:span> hodnot uvedených dále, a případně provést nové výpočty, kategorizace zařízení a příslušné úprav<text:span text:style-name="T59">y</text:span> PD. </text:p>
      <text:p text:style-name="P25">Tato <text:span text:style-name="T3">PD </text:span>je vytvořena na základě požadavků a parametrů definovaných investorem. Převzetím a využitím projektové dokumentace investor souhlasí se zadání<text:span text:style-name="T3">m</text:span> PD tak, jak je uvedeno dále.</text:p>
      <text:h text:style-name="P111" text:outline-level="1"><text:bookmark-start text:name="__RefHeading___Toc675_955209522"/>Identifikační údaje<text:bookmark-end text:name="__RefHeading___Toc675_955209522"/></text:h>
      <text:h text:style-name="P94" text:outline-level="2"><text:bookmark-start text:name="__RefHeading___Toc677_955209522"/>Předmět díla<text:bookmark-end text:name="__RefHeading___Toc677_955209522"/></text:h>
      <text:p text:style-name="Numbering_20_1"><text:span text:style-name="T68">Studie – Přestavba plnicí stanice vodíku do motorových vozidel na plnicí tlak 700 bar</text:span>.</text:p>
      <text:h text:style-name="P94" text:outline-level="2"><text:bookmark-start text:name="__RefHeading___Toc679_955209522"/>Zpracovatel projektové dokumentace<text:bookmark-end text:name="__RefHeading___Toc679_955209522"/></text:h>
      <text:p text:style-name="P87">APT s.r.o.</text:p>
      <text:p text:style-name="P87">Poděbradská 470/62, 194 00, Praha 9</text:p>
      <text:p text:style-name="P87">IČ 00569861</text:p>
      <text:p text:style-name="P87"/>
      <text:p text:style-name="Numbering_20_1">Ing. Michal Vosáhlo</text:p>
      <text:p text:style-name="Numbering_20_1">ČKAIT 0013370, <text:span text:style-name="T1">IT00, Technologická zařízení staveb</text:span></text:p>
      <text:h text:style-name="P95" text:outline-level="2"><text:bookmark-start text:name="__RefHeading___Toc681_955209522"/>Investor<text:bookmark-end text:name="__RefHeading___Toc681_955209522"/></text:h>
      <text:p text:style-name="P88"/>
      <text:h text:style-name="P95" text:outline-level="2"><text:bookmark-start text:name="__RefHeading___Toc683_955209522"/>Místo stavby<text:bookmark-end text:name="__RefHeading___Toc683_955209522"/></text:h>
      <text:p text:style-name="P87">Arriva <text:span text:style-name="T69">Praha s.r.o.</text:span></text:p>
      <text:p text:style-name="P89">Ke Spalovně 1457, 277 11, Neratovice</text:p>
      <text:h text:style-name="Heading_20_1" text:outline-level="1"><text:bookmark-start text:name="__RefHeading___Toc2363_2335208622"/><text:soft-page-break/>Zadání<text:bookmark-end text:name="__RefHeading___Toc2363_2335208622"/></text:h>
      <text:p text:style-name="P84"><text:span text:style-name="T9">Zpracování studie na přestavbu stávající plnicí stanice vodíku do motorových vozidel. Účelem přestavby stanice je navýšení plnicího přetlaku na hodnotu 700 bar, která umožní plnění nádrží osobních automobilů. Ostatní výkonové parametry stanice zůstanou nezměněny.</text:span></text:p>
      <text:h text:style-name="P96" text:outline-level="2"><text:bookmark-start text:name="__RefHeading___Toc687_955209522"/>Podklady<text:bookmark-end text:name="__RefHeading___Toc687_955209522"/></text:h>
      <text:list xml:id="list735859220" text:style-name="List_20_1">
        <text:list-item>
          <text:p text:style-name="P127">stávající technická dokumentace plnicí stanice</text:p>
        </text:list-item>
        <text:list-item>
          <text:p text:style-name="P120">podklady výrobce kompresorové stanice pro upgrade na plnění 700 bar</text:p>
        </text:list-item>
        <text:list-item>
          <text:p text:style-name="P119">místní šetření </text:p>
        </text:list-item>
      </text:list>
      <text:h text:style-name="P117" text:outline-level="1">Stávající stav</text:h>
      <text:h text:style-name="P105" text:outline-level="2">Technické parametry</text:h>
      <text:h text:style-name="P112" text:outline-level="1"><text:bookmark-start text:name="__RefHeading___Toc2562_955209522"/>Kategorizace zařízení<text:bookmark-end text:name="__RefHeading___Toc2562_955209522"/></text:h>
      <text:p text:style-name="P29"><text:span text:style-name="T69">Zdrojový zásobník vodíku a zásobní nádrže (buffer)</text:span> j<text:span text:style-name="T71">sou</text:span> vyhrazeným tlakovým zařízením ve smyslu <text:span text:style-name="T71">§2 písmene b),</text:span> vyhl. 18/79 Sb. v platném znění.</text:p>
      <text:p text:style-name="P29"><text:span text:style-name="T69">Čerpací stanice vodíku </text:span>je vyhrazeným plynovým zařízením ve smyslu <text:span text:style-name="T69">§2 písmene c), </text:span>vyhl. 21/79 Sb. v platném znění. </text:p>
      <text:p text:style-name="P85">Ve smyslu směrnice 2014/68/EU <text:span text:style-name="T72">spadají</text:span> <text:span text:style-name="T72">nově instalovaná zařízení:</text:span></text:p>
      <text:p text:style-name="P86"><text:span text:style-name="T72">Zásobní nádrž (buffer)</text:span> <text:span text:style-name="T71">vodíku</text:span> mezi zařízení podle článku 4, odstavce <text:span text:style-name="T71">1, písmene a)</text:span>.</text:p>
      <text:h text:style-name="P113" text:outline-level="1"><text:bookmark-start text:name="__RefHeading___Toc689_955209522"/>Materiálové a časové bilance<text:bookmark-end text:name="__RefHeading___Toc689_955209522"/></text:h>
      <text:p text:style-name="P62">Skladované množství<text:tab/>primární zdroj<text:tab/>:<text:tab/>10 Nm<text:span text:style-name="T4">3</text:span> (1x50 l/20 MPa)</text:p>
      <text:p text:style-name="P62"><text:tab/><text:tab/><text:tab/><text:tab/>sekundární zdroj<text:tab/>:<text:tab/>10 Nm<text:span text:style-name="T4">3</text:span> (1x50 l/20 MPa)</text:p>
      <text:p text:style-name="P62"><text:tab/><text:tab/><text:tab/><text:tab/><text:span text:style-name="T10">rezervní</text:span> zdroj<text:tab/>:<text:tab/>10 Nm<text:span text:style-name="T4">3</text:span> (1x50 l/20 MPa)</text:p>
      <text:p text:style-name="P62"><text:tab/><text:tab/><text:tab/><text:tab/>nepřipojená rez.<text:tab/>:<text:tab/>20 Nm<text:span text:style-name="T4">3</text:span> (2x50 l/20 MPa)</text:p>
      <text:p text:style-name="P62">Maximální pracovní přetlak<text:tab/><text:tab/><text:tab/>:<text:tab/>20 MPa/6<text:span text:style-name="T45">8</text:span>0 kPa</text:p>
      <text:p text:style-name="P62">Nominální distribuční přetlak<text:tab/><text:tab/><text:tab/>:<text:tab/>400 kPa</text:p>
      <text:p text:style-name="P26">Fyzikální, chemické a fyziologické vlastnosti média jsou uvedeny v přiloženém bezpečnostním listu.</text:p>
      <text:h text:style-name="P97" text:outline-level="2"><text:bookmark-start text:name="__RefHeading___Toc834_955209522"/><text:soft-page-break/>Průtoky, spotřeby<text:bookmark-end text:name="__RefHeading___Toc834_955209522"/></text:h>
      <text:p text:style-name="P27">Níže uvedené bilance vycházejí z obvyklých hodnot a hodnot zadaných investorem, v rámci realizačního stupně projektu je třeba provést kontrolu výpočtů na základě parametrů zvolených zařízení.</text:p>
      <text:h text:style-name="P80" text:outline-level="3"><text:bookmark-start text:name="__RefHeading___Toc836_955209522"/>Medicinální kyslík<text:bookmark-end text:name="__RefHeading___Toc836_955209522"/></text:h>
      <text:p text:style-name="P63">Terminální jednotky<text:tab/><text:tab/><draw:frame draw:style-name="fr1" draw:name="Objekt1" text:anchor-type="as-char" svg:y="-0.437cm" svg:width="3.962cm" svg:height="0.527cm" draw:z-index="0"><draw:object xlink:href="./Object 1" xlink:type="simple" xlink:show="embed" xlink:actuate="onLoad"/><draw:image xlink:href="./ObjectReplacements/Object 1" xlink:type="simple" xlink:show="embed" xlink:actuate="onLoad"/></draw:frame></text:p>
      <text:p text:style-name="P64">Sálové stativy<text:tab/><text:tab/><text:tab/><text:span text:style-name="T5"><draw:frame draw:style-name="fr1" draw:name="Objekt2" text:anchor-type="as-char" svg:y="-0.437cm" svg:width="3.56cm" svg:height="0.527cm" draw:z-index="1"><draw:object xlink:href="./Object 2" xlink:type="simple" xlink:show="embed" xlink:actuate="onLoad"/><draw:image xlink:href="./ObjectReplacements/Object 2" xlink:type="simple" xlink:show="embed" xlink:actuate="onLoad"/><svg:desc>vzorec</svg:desc></draw:frame></text:span></text:p>
      <text:p text:style-name="P73">Maximální průtok<text:tab/><text:tab/><text:tab/><draw:frame draw:style-name="fr1" draw:name="Objekt10" text:anchor-type="as-char" svg:y="-0.437cm" svg:width="4.124cm" svg:height="0.527cm" draw:z-index="4"><draw:object xlink:href="./Object 10" xlink:type="simple" xlink:show="embed" xlink:actuate="onLoad"/><draw:image xlink:href="./ObjectReplacements/Object 10" xlink:type="simple" xlink:show="embed" xlink:actuate="onLoad"/><svg:desc>vzorec</svg:desc></draw:frame></text:p>
      <text:p text:style-name="P64"><text:span text:style-name="T41">Navržený průtok</text:span> <text:span text:style-name="T41">systému</text:span><text:tab/><text:span text:style-name="T5"><draw:frame draw:style-name="fr1" draw:name="Objekt3" text:anchor-type="as-char" svg:y="-0.437cm" svg:width="5.323cm" svg:height="0.559cm" draw:z-index="2"><draw:object xlink:href="./Object 3" xlink:type="simple" xlink:show="embed" xlink:actuate="onLoad"/><draw:image xlink:href="./ObjectReplacements/Object 3" xlink:type="simple" xlink:show="embed" xlink:actuate="onLoad"/><svg:desc>vzorec</svg:desc></draw:frame></text:span></text:p>
      <text:p text:style-name="First_20_line_20_indent">Pro stanovení časové kapacity zdroje je uvažován využitelný tlakový spád 1<text:span text:style-name="T6">8</text:span> MPa.</text:p>
      <text:p text:style-name="P64">Časová kapacita zdroje<text:tab/><text:tab/><text:span text:style-name="T5"><draw:frame draw:style-name="fr1" draw:name="Objekt4" text:anchor-type="as-char" svg:y="-0.619cm" svg:width="3.522cm" svg:height="0.998cm" draw:z-index="3"><draw:object xlink:href="./Object 4" xlink:type="simple" xlink:show="embed" xlink:actuate="onLoad"/><draw:image xlink:href="./ObjectReplacements/Object 4" xlink:type="simple" xlink:show="embed" xlink:actuate="onLoad"/><svg:desc>vzorec</svg:desc></draw:frame></text:span></text:p>
      <text:h text:style-name="Heading_20_3" text:outline-level="3"><text:bookmark-start text:name="__RefHeading___Toc2568_955209522"/>Elektrická energie<text:bookmark-end text:name="__RefHeading___Toc2568_955209522"/></text:h>
      <text:p text:style-name="P66">Instalovaný příkon<text:tab/><text:tab/>:<text:tab/><text:span text:style-name="T8">cca 10 kW</text:span></text:p>
      <text:p text:style-name="P28">Instalovaný elektrický příkon je dán především spotřebou instalovaných kompresorů a monitorovacího systému. Příkony pomocných technologií (větrání, osvětlení, vytápění …) <text:span text:style-name="T10">nejsou významné a </text:span>nejsou zahrnuty. <text:span text:style-name="T10">Předpokládá se jejich zahrnutí v provozních energiích zbývající části stavby.</text:span></text:p>
      <text:h text:style-name="P114" text:outline-level="1"><text:bookmark-start text:name="__RefHeading___Toc840_955209522"/>Technické řešení<text:bookmark-end text:name="__RefHeading___Toc840_955209522"/></text:h>
      <text:p text:style-name="P32">Provedení <text:span text:style-name="T47">napájecího systému</text:span> <text:span text:style-name="T28">kyslíku </text:span>musí odpovídat ČSN EN ISO 7396-1 a vybraným ustanovením ČSN 07 8304.</text:p>
      <text:h text:style-name="Heading_20_3" text:outline-level="3"><text:bookmark-start text:name="__RefHeading___Toc844_955209522"/>Napájecí systém<text:bookmark-end text:name="__RefHeading___Toc844_955209522"/></text:h>
      <text:h text:style-name="P131" text:outline-level="4"><text:bookmark-start text:name="__RefHeading___Toc1389_664232072"/>Primární a sekundární zdroj (PS zdroj)<text:bookmark-end text:name="__RefHeading___Toc1389_664232072"/></text:h>
      <text:p text:style-name="P45">PS zdroj kyslíku se skládá ze dvou technologicky připojených tlakových lahví kyslíku s vodním objemem max. 50 l a přetlakem 20 MPa, které jsou napojeny na prefabrikovanou dvoustupňovou redukční stanici. Jedna lahev slouží jako primární a druhá jako sekundární zdroj kyslíku. Redukční stanice zajistí automatické přepnutí zdrojů v případě vyčerpání primárního zdroje. Výstupní přetlak redukční stanice do potrubního rozvodu je 400 kPa. Redukční stanice je vybavena pojistným ventilem bránícím nárůstu přetlaku v potrubním rozvodu, Nastavení pojistného <text:soft-page-break/>ventilu je 680 kPa. Systém redukční stanice je monitorován tlakovými snímači, které posílají signál do monitorovacího a alarmového systému. Za hlavním uzavíracím ventilem redukční stanice bude osazena sestava pro napájení v průběhu údržby dle článku 5.2.7, ČSN EN ISO 7396-1.</text:p>
      <text:p text:style-name="P50">V souladu s požadavkem 5.2.6.1, ČSN EN ISO 7396-1 budou všechna odtlakovací potrubí a výstupy pojistných ventilů vyvedeny na bezpečné místo mimo budovu. Místo musí být zvoleno s ohledem na vyloučení možnosti hromadění kyslíku ve špatně větratelných prohlubních a nebezpečí nasátí kyslíku vzduchotechnickým zařízením.</text:p>
      <text:p text:style-name="P33"><text:span text:style-name="T47">PS zdroj</text:span> je s využitím výjimky dle článku 8.15, ČSN 07 8304 <text:span text:style-name="T46">umístěn do</text:span> místnosti <text:span text:style-name="T13">č. 1.</text:span><text:span text:style-name="T23">14</text:span><text:span text:style-name="T13"> v prvním nadzemním podlaží. Místnost tvoří samostatný požární úsek. </text:span><text:span text:style-name="T15">Dveře </text:span><text:span text:style-name="T22">místnosti </text:span><text:span text:style-name="T15">se otevírají do volného prostoru.</text:span><text:span text:style-name="T13"> </text:span><text:span text:style-name="T17">Umístění </text:span><text:span text:style-name="T22">PS zdroje</text:span><text:span text:style-name="T17"> je v souladu s článkem 5.8.1, ČSN EN 7396-1. </text:span><text:span text:style-name="T14">V prostoru </text:span><text:span text:style-name="T22">PS zdroje</text:span><text:span text:style-name="T14"> je, s využitím postupu dle článku 10.12, ČSN 07 8304, zajištěna trojnásobná výměna vzduchu. Nasávací větrací mřížka bude umístěna v prostoru nad vstupními dveřmi, odtoková mřížka bude umístěna ve </text:span><text:span text:style-name="T23">spodní části</text:span><text:span text:style-name="T14"> vstupních dveřích </text:span><text:span text:style-name="T23">(max. 150 mm nad zemí)</text:span><text:span text:style-name="T14">. </text:span><text:span text:style-name="T18">Uvedené opatření vylučuje nutnost použití monitoringu koncentrace kyslíku dle požadavku </text:span><text:span text:style-name="T19">článku </text:span><text:span text:style-name="T17">5.8.</text:span><text:span text:style-name="T18">2,</text:span><text:span text:style-name="T17"> ČSN EN 7396-1, </text:span><text:span text:style-name="T19">přesto je použití tohoto systému doporučeno</text:span><text:span text:style-name="T17">. </text:span><text:span text:style-name="T18">V souladu s požadavkem </text:span><text:span text:style-name="T19">článku</text:span><text:span text:style-name="T18"> </text:span><text:span text:style-name="T31">5.8.</text:span><text:span text:style-name="T32">2,</text:span><text:span text:style-name="T31"> ČSN EN 7396-1 </text:span><text:span text:style-name="T32">bude vnitřní teplota v prostoru </text:span><text:span text:style-name="T37">PS zdroje</text:span><text:span text:style-name="T32"> udržována v rozmezí +10 až +40 °C</text:span><text:span text:style-name="T31">.</text:span></text:p>
      <text:p text:style-name="P35"><text:span text:style-name="T15">P</text:span><text:span text:style-name="T13">odlaha </text:span><text:span text:style-name="T22">místnosti</text:span><text:span text:style-name="T13"> </text:span><text:span text:style-name="T15">bude</text:span><text:span text:style-name="T13"> v provedení z materiálů třídy reakce na oheň A1/A2, nášlapná vrstva v tloušťce do 5 mm může být alespoň třídy reakce na oheň podlahových krytin C</text:span><text:span text:style-name="T26">fl</text:span><text:span text:style-name="T13">. Z důvodu manipulace s tlakovými lahvemi se nedoporučuje použití keramické dlažby.</text:span></text:p>
      <text:p text:style-name="P52">Manipulace s tlakovými lahvemi bude prováděna manuálně nebo s využitím vhodného manipulačního prostředku (ruční manipulační vozík na lahve).</text:p>
      <text:p text:style-name="P36">Na dveřích <text:span text:style-name="T47">místnosti</text:span> budou umístěny výstražné a informační tabulky:</text:p>
      <text:list xml:id="list152119464153473" text:continue-numbering="true" text:style-name="List_20_1">
        <text:list-item>
          <text:p text:style-name="P121">zákaz vstupu nepovolaným osobám,</text:p>
        </text:list-item>
        <text:list-item>
          <text:p text:style-name="P121">zákaz vstupu a manipulace s otevřeným ohněm,</text:p>
        </text:list-item>
        <text:list-item>
          <text:p text:style-name="P121">pozor tlakové lahve,</text:p>
        </text:list-item>
        <text:list-item>
          <text:p text:style-name="P121">označení média a počtu uložených tlakových lahví.</text:p>
        </text:list-item>
      </text:list>
      <text:h text:style-name="Heading_20_4" text:outline-level="4"><text:bookmark-start text:name="__RefHeading___Toc846_955209522"/>Rezervní zdroj<text:bookmark-end text:name="__RefHeading___Toc846_955209522"/></text:h>
      <text:p text:style-name="P31">Provedení <text:span text:style-name="T27">rezervního zdroje kyslíku</text:span> musí odpovídat ČSN EN ISO 7396-1.</text:p>
      <text:p text:style-name="P54"><text:soft-page-break/>Rezervní zdroj kyslíku se skládá z jedné trvale připojené tlakové lahve kyslíku s vodním objemem max. 50 l a přetlakem 20 MPa, která je napojena na prefabrikovanou dvoustupňovou redukční stanici. V souladu s článkem 5.2.5, <text:span text:style-name="T11">ČSN EN ISO 7396-1,</text:span> písmenem a) může být aktivace rezervního zdroje provedena ručně nebo automaticky. Výstupní přetlak redukční stanice do potrubního rozvodu je 400 kPa. Redukční stanice je vybavena pojistným ventilem bránícím nárůstu přetlaku v potrubním rozvodu. Nastavení pojistného ventilu je 600 kPa. Systém redukční stanice je monitorován kontaktním manometrem, který posílá signál do monitorovacího a alarmového systému.</text:p>
      <text:p text:style-name="P51">V souladu s požadavkem 5.2.6.1, ČSN EN ISO 7396-1 budou všechna odtlakovací potrubí a výstupy pojistných ventilů vyvedeny na bezpečné místo mimo budovu. Místo musí být zvoleno s ohledem na vyloučení možnosti hromadění kyslíku ve špatně větratelných prohlubních a nebezpečí nasátí kyslíku vzduchotechnickým zařízením.</text:p>
      <text:p text:style-name="P38">V souladu s požadavkem článku 5.3.7, ČSN EN ISO 7396-1 musí být umožněna výměna tlakové lahve rezervního zdroje bez přerušení kontinuity dodávky.</text:p>
      <text:p text:style-name="P34"><text:span text:style-name="T29">Rezervní zdroj kyslíku je umístěn</text:span><text:span text:style-name="T16"> </text:span><text:span text:style-name="T13">v místnost č. </text:span><text:span text:style-name="T24">2</text:span><text:span text:style-name="T13">.</text:span><text:span text:style-name="T25">31</text:span><text:span text:style-name="T13"> v</text:span><text:span text:style-name="T16">e</text:span><text:span text:style-name="T13"> </text:span><text:span text:style-name="T16">druhém</text:span><text:span text:style-name="T13"> nadzemním podlaží</text:span><text:span text:style-name="T14">. </text:span><text:span text:style-name="T16">Umístění rezervního zdroje kyslíku respektuje požadavek článku </text:span><text:span text:style-name="T20">5.2.5 </text:span><text:span text:style-name="T21">a </text:span><text:span text:style-name="T17">je v souladu s článkem 5.8.1, ČSN EN 7396-1. </text:span><text:span text:style-name="T14">V prostoru </text:span><text:span text:style-name="T19">instalace rezervního zdroje</text:span><text:span text:style-name="T14"> </text:span><text:span text:style-name="T19">bude instalován systém monitoringu koncentrace kyslíku</text:span><text:span text:style-name="T18"> dle požadavku </text:span><text:span text:style-name="T19">článku </text:span><text:span text:style-name="T17">5.8.</text:span><text:span text:style-name="T18">2,</text:span><text:span text:style-name="T17"> ČSN EN 7396-1. </text:span><text:span text:style-name="T18">V souladu s požadavkem </text:span><text:span text:style-name="T19">článku </text:span><text:span text:style-name="T31">5.8.</text:span><text:span text:style-name="T32">2,</text:span><text:span text:style-name="T31"> ČSN EN 7396-1 </text:span><text:span text:style-name="T32">bude vnitřní teplota v prostoru </text:span><text:span text:style-name="T36">instalace zdroje</text:span><text:span text:style-name="T32"> udržována v rozmezí +10 až +40 °C</text:span><text:span text:style-name="T31">.</text:span></text:p>
      <text:p text:style-name="P53">Manipulace s tlakovými lahvemi bude prováděna manuálně nebo s využitím vhodného manipulačního prostředku (ruční manipulační vozík na lahve).</text:p>
      <text:p text:style-name="P37">Na dveřích <text:span text:style-name="T47">místnosti</text:span> budou umístěny výstražné a informační tabulky:</text:p>
      <text:list xml:id="list152118367113241" text:continue-numbering="true" text:style-name="List_20_1">
        <text:list-item>
          <text:p text:style-name="P122">zákaz vstupu nepovolaným osobám,</text:p>
        </text:list-item>
        <text:list-item>
          <text:p text:style-name="P122">zákaz vstupu a manipulace s otevřeným ohněm,</text:p>
        </text:list-item>
        <text:list-item>
          <text:p text:style-name="P122">pozor tlakové lahve,</text:p>
        </text:list-item>
        <text:list-item>
          <text:p text:style-name="P122">označení média a počtu uložených tlakových lahví.</text:p>
        </text:list-item>
      </text:list>
      <text:h text:style-name="P81" text:outline-level="3"><text:bookmark-start text:name="__RefHeading___Toc848_955209522"/>Potrubní rozvod<text:bookmark-end text:name="__RefHeading___Toc848_955209522"/></text:h>
      <text:p text:style-name="P41"><text:span text:style-name="T44">Potrubní rozvodný systém je navržen jako jednostupňový s distribučním přetlakem 400 kPa. </text:span>Potrubní rozvod bude veden od hlavního uzavíracího ventilu, který je součástí redukční stanice, skrz strop do 2. NP. Ve 2. NP bude <text:span text:style-name="T64">páteřní rozvod</text:span> veden v podhledu do míst instalace ventilových skříní opatřených <text:soft-page-break/>monitoringem tlaku a možností napájení z místního náhradního zdroje. <text:span text:style-name="T42">Do páteřního rozvodu v 2. NP je provedeno napojení rezervního zdroje. V</text:span>stup <text:span text:style-name="T42">každé </text:span>ventilové skříně bude opatřen servisním uzávěrem. Rozvod bude rozdělen do pěti větví. Jednu větev tvoří připojení terminálních jednotek v místnostech č. 2.0<text:span text:style-name="T63">5</text:span>, 2.<text:span text:style-name="T63">07</text:span> a 2.<text:span text:style-name="T63">09</text:span>. Druhou větev tvoří připojení terminálních jednotek v místnostech č. 2.<text:span text:style-name="T63">11 </text:span>a 2.<text:span text:style-name="T63">13</text:span>. Třetí větev tvoří připojení terminálních jednotek v místnosti č. 2.03 (JIP). <text:span text:style-name="T42">Připojení stropních stativů na operačních sálech tvoří samostatné větve.</text:span></text:p>
      <text:p text:style-name="P44"><text:span text:style-name="T30">Použité armatury, jejich značení a umístění musí odpovídat článku 8 </text:span><text:span text:style-name="T31">ČSN EN </text:span><text:span text:style-name="T34">ISO </text:span><text:span text:style-name="T31">7396-1.</text:span></text:p>
      <text:p text:style-name="P42"><text:span text:style-name="T62">Páteřní rozvod</text:span> bude proveden z trub<text:span text:style-name="T60">k</text:span>y Cu 22x1, jednotlivé větve budou provedeny z trubky <text:span text:style-name="T62">Cu 22x1 resp.</text:span> Cu 15x1, <text:span text:style-name="T43">připojení terminálních jednotek bude provedeno trubkou 10x1. Potrubní materiál musí odpovídat ČSN EN 13 348, tvarovky musí být v souladu s ČSN EN 1254-1 nebo -4. Instalace potrubí musí být provedena v souladu s článkem 11 </text:span><text:span text:style-name="T31">ČSN EN </text:span><text:span text:style-name="T34">ISO </text:span><text:span text:style-name="T31">7396-1.</text:span></text:p>
      <text:p text:style-name="P58"><text:span text:style-name="T31">Z</text:span><text:span text:style-name="T30">načení potrubí musí být provedeno v souladu s článkem 10.1.2, <text:s/></text:span><text:span text:style-name="T31">ČSN EN </text:span><text:span text:style-name="T34">ISO </text:span><text:span text:style-name="T31">7396-1. </text:span><text:span text:style-name="T30">Potrubí musí být označeno názvem / symbolem plynu a směrem proudění a to v blízkosti armatur, dělících konstrukcí, u terminálních jednotek. Vzdálenost dvou značení nesmí být větší než 10 m.</text:span></text:p>
      <text:p text:style-name="P42"><text:span text:style-name="T43">Kotvení potrubí bude provedeno ve vzdálenostech dle tabulky 3 uvedené v </text:span><text:span text:style-name="T31">ČSN EN </text:span><text:span text:style-name="T34">ISO </text:span><text:span text:style-name="T31">7396-1, </text:span><text:span text:style-name="T33">musí být zvolena vhodná kombinace pevných a kluzných uložení, tak aby byla zajištěna možnost tepelné dilatace potrubí.</text:span></text:p>
      <text:p text:style-name="P43"><text:span text:style-name="T33">S</text:span><text:span text:style-name="T30">poje na potrubí musí být provedeny v souladu s článkem 11.3, </text:span><text:span text:style-name="T31">ČSN EN </text:span><text:span text:style-name="T30">ISO </text:span><text:span text:style-name="T31">7396-1. </text:span><text:span text:style-name="T30">Spoje musí být provedeny pájením natvrdo s využitím pájek bez obsahu kadmia. Musí být zajištěno trvalé čištění vnitřního povrchu potrubí ochranným plynem. Pro provedení spojů musí být zpracovány technologické postupy a kvalifikace pracovníků musí odpovídat ČSN EN 719. Rozeb</text:span><text:span text:style-name="T38">í</text:span><text:span text:style-name="T30">ratelné spoje budou provedeny pouze v ne</text:span><text:span text:style-name="T38">z</text:span><text:span text:style-name="T30">bytně nutném </text:span><text:span text:style-name="T35">m</text:span><text:span text:style-name="T30">nožství. </text:span><text:span text:style-name="T35">Značení potrubí musí odpovídat článku 10, </text:span><text:span text:style-name="T31">ČSN EN </text:span><text:span text:style-name="T30">ISO </text:span><text:span text:style-name="T31">7396-1.</text:span></text:p>
      <text:p text:style-name="P55"><text:span text:style-name="T63">Průchody potrubí stavebními konstrukcemi budou provedeny za pomoci chrániček s přesahem min. 50 mm na každé straně. </text:span>Průchody potrubí požárně dělícími konstrukcemi budou provedeny pomocí certifikovaného systému protipožárních ucpávek. <text:span text:style-name="T63">Provedení průchodu konstrukcemi musí umožnit dilataci potrubí.</text:span></text:p>
      <text:h text:style-name="P98" text:outline-level="2"><text:bookmark-start text:name="__RefHeading___Toc862_955209522"/><text:soft-page-break/>Monitorovací a alarmový systém<text:bookmark-end text:name="__RefHeading___Toc862_955209522"/></text:h>
      <text:p text:style-name="P39"><text:span text:style-name="T40">Instalován bude monitorovací a alarmový systém odpovídající</text:span> <text:span text:style-name="T12">ČSN EN ISO 7396-1. Umístění indikačních panelů bude stanoveno na základě dohody s provozovatelem systému a musí respektovat požadavky článku 6.2, ČSN EN ISO 7396-1. V souladu s článkem 6.2.3 bude systém napojen na normální i nouzový systém napájení, nutnost využití záložní baterie (UPS) zváží provozovatel na základě provedené analýzy rizik. Indikátorové panely zobrazující alarmové signály musí být umístěny minimálně v prostoru zdrojů, operačních sálů a <text:s/>dále minimálně v jednom místě umožňujícím kontinuální pozorování nebo komunikaci. Doporučuje se umístění v blízkosti sekčních uzávěrů.</text:span></text:p>
      <text:p text:style-name="P40">Monitorovací a alarmové signály musí být provedeny v souladu s článkem 6.3, <text:span text:style-name="T12">ČSN EN ISO 7396-1.</text:span></text:p>
      <text:p text:style-name="P59">Signály pro alarmy v rozsahu dle požadavků článku 6.4 až 6.6, <text:span text:style-name="T12">ČSN EN ISO 7396-1 </text:span>jsou zajištěny čidly instalovanými v prefabrikovaných redukčních stanicích a ventilových skříních, které budou použity.</text:p>
      <text:p text:style-name="P60">V místnosti 2.31 bude instalován systém monitoringu zvýšené koncentrace kyslíku. Čidlo bude umístěno v blízkosti instalace kyslíkové lahve a to nejvýše 300 mm nad podlahou nebo dle doporučení výrobce.</text:p>
      <text:h text:style-name="P99" text:outline-level="2"><text:bookmark-start text:name="__RefHeading___Toc1584_3749049668"/>Uzemnění a pospojování<text:bookmark-end text:name="__RefHeading___Toc1584_3749049668"/></text:h>
      <text:p text:style-name="P57">Všechna technologická zařízení, kovové potrubní rozvody a vodivé konstrukce v jejich okolí musí být uvedeny na stejný potenciál vzájemným vodivým pospojením.</text:p>
      <text:p text:style-name="P57">Technologické zařízení musí být uzemněno a chráně<text:span text:style-name="T65">n</text:span>o proti negativn<text:span text:style-name="T65">í</text:span>m účinkům úderu blesku. </text:p>
      <text:h text:style-name="P100" text:outline-level="2"><text:bookmark-start text:name="__RefHeading___Toc2570_955209522"/>Zkoušky zařízení, <text:span text:style-name="T48">uvedení do provozu</text:span><text:bookmark-end text:name="__RefHeading___Toc2570_955209522"/></text:h>
      <text:p text:style-name="P46">Před uvedením zařízení do provozu musí být <text:span text:style-name="T49">zejména provedeno</text:span>:</text:p>
      <text:list xml:id="list152118205911323" text:continue-numbering="true" text:style-name="List_20_1">
        <text:list-item>
          <text:p text:style-name="P123">kontrola dokumentace jednotlivých částí technologického souboru s důrazem na vhodnost jejich použití a tlakovou odolnost,</text:p>
        </text:list-item>
        <text:list-item>
          <text:p text:style-name="Numbering_20_2"><text:span text:style-name="T66">kontroly a zkoušky </text:span>zkoušky dle požadavků článku 12,<text:span text:style-name="T49"> ČSN EN ISO 7396-1, zejména:</text:span></text:p>
          <text:list>
            <text:list-item>
              <text:list>
                <text:list-item>
                  <text:list>
                    <text:list-item>
                      <text:list>
                        <text:list-item>
                          <text:list>
                            <text:list-item>
                              <text:p text:style-name="P128">prohlídla značení a podpěr potrubí (12.5.1),</text:p>
                            </text:list-item>
                            <text:list-item>
                              <text:p text:style-name="P129">kontrola shody s konstrukčními specifikacemi (12.5.2),</text:p>
                            </text:list-item>
                            <text:list-item>
                              <text:p text:style-name="P129">zkouška těsnosti a mechanické celistvosti potrubních rozvodů (12.6.1),</text:p>
                            </text:list-item>
                            <text:list-item>
                              <text:p text:style-name="P129"><text:soft-page-break/>zkouška <text:span text:style-name="T67">zkouška úsekových uzavíracích ventilů</text:span> (12.6.<text:span text:style-name="T67">2</text:span>),</text:p>
                            </text:list-item>
                            <text:list-item>
                              <text:p text:style-name="P130">zkouška vzájemného propojení (12.6.3),</text:p>
                            </text:list-item>
                            <text:list-item>
                              <text:p text:style-name="P130">zkouška ucpání a průtoku (12.6.4),</text:p>
                            </text:list-item>
                            <text:list-item>
                              <text:p text:style-name="P130">kontrola terminálních jednotek (12.6.5),</text:p>
                            </text:list-item>
                            <text:list-item>
                              <text:p text:style-name="P130">zkouška funkčnosti systému (12.6.6),</text:p>
                            </text:list-item>
                            <text:list-item>
                              <text:p text:style-name="P130">zkouška pojistných ventilů (12.6.7),</text:p>
                            </text:list-item>
                            <text:list-item>
                              <text:p text:style-name="P130">zkouška všech zdrojů napájení (12.6.8),</text:p>
                            </text:list-item>
                            <text:list-item>
                              <text:p text:style-name="P130">zkouška monitorovacích a alarmových systémů (12.6.9),</text:p>
                            </text:list-item>
                            <text:list-item>
                              <text:p text:style-name="P130">zkouška znečištění potrubních rozvodů (12.6.10),</text:p>
                            </text:list-item>
                            <text:list-item>
                              <text:p text:style-name="P130">zkouška kvality medicinálního vzduchu (12.6.11),</text:p>
                            </text:list-item>
                            <text:list-item>
                              <text:p text:style-name="P130">plnění příslušným plynem (12.6.15),</text:p>
                            </text:list-item>
                            <text:list-item>
                              <text:p text:style-name="P130">zkouška totožnosti plynu (12.6.16),</text:p>
                            </text:list-item>
                          </text:list>
                        </text:list-item>
                      </text:list>
                    </text:list-item>
                  </text:list>
                </text:list-item>
              </text:list>
            </text:list-item>
          </text:list>
        </text:list-item>
        <text:list-item>
          <text:p text:style-name="P123">výchozí revize vyhrazených technických zařízení,</text:p>
        </text:list-item>
        <text:list-item>
          <text:p text:style-name="P123">zaškolení osob odpovědných za provoz zařízení.</text:p>
        </text:list-item>
      </text:list>
      <text:p text:style-name="P61">Postup provedení zkoušek dle <text:span text:style-name="T12">ČSN EN ISO 7396-1 </text:span>je podrobně popsán v této normě, včetně kritérií pro jejich vyhodnocení. Provedení <text:span text:style-name="T67">a dokumentaci</text:span> zkoušek z<text:span text:style-name="T50">a</text:span>jistí <text:span text:style-name="T67">výrobce</text:span> technologického souboru. <text:span text:style-name="T67">Všechny zkoušky musí být provedeny pod dohledem pověřené osoby zdravotnického zařízení. Zkoušky se provádějí příslušným plynem, v případech zkoušek, kde není plyn specifikován, může být zkouška provedena medicinálním vzduchem. Dokumentace zkoušek musí být ve shodě s <text:s/>ČSN EN ISO 7396-1, čl. 12.7.</text:span></text:p>
      <text:p text:style-name="P47">Zkouška celistvosti potrubního systému kyslíku i medicinálního vzduchu bude provedena minimálně přetlakem 850 kPa, zkouška těsnosti bude provedena přetlakem 400 kPa. Zkoušku celistvosti prefabrikovaných částí systému je možno nahradit protokolem o zkoušce celistvosti (pevnosti) po výrobě. Zkouška po výrobě musí být provedena minimálně v rozsahu předepsaném pro zkoušku celistvosti dle <text:s/><text:span text:style-name="T12">ČSN EN ISO 7396-1. </text:span>Dalším zkouškám musí být systém podroben jako celek.</text:p>
      <text:h text:style-name="P115" text:outline-level="1"><text:bookmark-start text:name="__RefHeading___Toc2572_955209522"/>Bezpečnost práce a kvalifikační požadavky<text:bookmark-end text:name="__RefHeading___Toc2572_955209522"/></text:h>
      <text:p text:style-name="P48">Tato projektová dokumentace byla vytvořena s respektováním platných právních a technických předpisů v době jejího vzniku <text:span text:style-name="T54">a </text:span>na základě principů GEP, přesto nemůže zcela vyloučit rizika vyplývající z provozu tohoto zařízení (zbytková rizika). Jedná se zejména o:</text:p>
      <text:list xml:id="list152118748840583" text:continue-numbering="true" text:style-name="List_20_1">
        <text:list-item>
          <text:p text:style-name="P124">fyzikální, chemické a fyziologické účinky médií (<text:span text:style-name="T73">vodík</text:span>),</text:p>
        </text:list-item>
        <text:list-item>
          <text:p text:style-name="P124">vysoký přetlak plynu (t<text:span text:style-name="T73">lakové nádoby</text:span>, potrubní rozvody),</text:p>
        </text:list-item>
        <text:list-item>
          <text:p text:style-name="P124">vysoké teploty povrchů (kompresorové jednotky).</text:p>
        </text:list-item>
      </text:list>
      <text:p text:style-name="P49"><text:soft-page-break/>Pro snížení pravděpodobnosti výskytu nebezpečných situací vyplývajících ze zbytkových rizik je provozovatel povinen přijmout soubor <text:span text:style-name="T52">technicko-organizačních</text:span> opatření vedoucích <text:span text:style-name="T61">k </text:span>zajištění bezpečnosti provozu zařízení a splnění požadavk<text:span text:style-name="T52">ů</text:span> místně platných právních a technických předpisů<text:span text:style-name="T52"> pro provoz daného typu zařízení.</text:span></text:p>
      <text:p text:style-name="P74">Provozovatel je zejména povinen:</text:p>
      <text:list xml:id="list152119881221906" text:continue-numbering="true" text:style-name="List_20_1">
        <text:list-item>
          <text:p text:style-name="Numbering_20_2"><text:bookmark text:name="predpis_text"/>zajistit, aby kontroly a provozní revize byly vykonávány podle zvláštních předpisů, popřípadě návodů a pokynů výrobce a dodavatele,</text:p>
        </text:list-item>
        <text:list-item>
          <text:p text:style-name="Numbering_20_2">zajistit, aby montáž a opravy zařízení vykonávala jen oprávněná organizace a obsluhu zařízení jen odborně způsobilí pracovníci,</text:p>
        </text:list-item>
        <text:list-item>
          <text:p text:style-name="Numbering_20_2">vypracovat do jednoho měsíce od zahájení provozu místní provozní řád podle <text:s/>podkladů v projektové a dodavatelské dokumentaci, návodů výrobce a na základě zkušeností z provozu,</text:p>
        </text:list-item>
        <text:list-item>
          <text:p text:style-name="P125">vést předepsanou technickou dokumentaci, evidenci zařízení a uschovat doklady stanovené právními předpisy nebo technickými normami,</text:p>
        </text:list-item>
        <text:list-item>
          <text:p text:style-name="Numbering_20_2">určit obsah seznámení a délku (osnovu) zaškolení s ohledem na charakter a rozsah vykonávané činnosti na daném druhu zařízení a ověřovat znalosti pracovníků <text:span text:style-name="T53">obsluhy</text:span> revizním technikem, který má platné osvědčení odborné způsobilosti příslušného druhu a rozsahu jednou za tři roky.</text:p>
        </text:list-item>
      </text:list>
      <text:p text:style-name="First_20_line_20_indent">Obsluha zařízení musí být starší <text:span text:style-name="T54">18-ti let, </text:span>musí splňovat odbornou způsobilost, <text:span text:style-name="T55">musí se jednat o osobu zdravotně způsobilou, prakticky zacvičenou, zaškolenou, přezkoušenou. </text:span><text:bookmark text:name="predpis_text2"/><text:span text:style-name="T55">Pracovníci pověření obsluhou zařízení musí být provozovat</text:span><text:span text:style-name="T56">elem</text:span><text:span text:style-name="T55"> seznámeni s předpisy pro obsluhu a se souvisejícími bezpečnostními předpisy, s požárním řádem, poplachovými směrnicemi a musí být zaškoleni v obsluze těchto zařízení. Před pověřením samostatnou obsluhou zařízení musí být provozovatelem přezkoušeni. </text:span><text:span text:style-name="T57">Pracovníci musí mít k dispozici vhodné OOP.</text:span></text:p>
      <text:p text:style-name="P56">Při provozu zařízení je zejména třeba:</text:p>
      <text:list xml:id="list152117962125361" text:continue-numbering="true" text:style-name="List_20_1">
        <text:list-item>
          <text:p text:style-name="P126">neprovádět opravy a zásahy do zařízení pod tlakem,</text:p>
        </text:list-item>
        <text:list-item>
          <text:p text:style-name="P126">v případě poruchy zařízení okamžitě odstavit z provozu a zajistit jeho opravu.</text:p>
        </text:list-item>
      </text:list>
      <text:h text:style-name="Heading_20_1" text:outline-level="1"><text:bookmark-start text:name="__RefHeading___Toc2578_955209522"/>Požadavky na ostatní profese<text:bookmark-end text:name="__RefHeading___Toc2578_955209522"/></text:h>
      <text:h text:style-name="P101" text:outline-level="2"><text:bookmark-start text:name="__RefHeading___Toc1393_664232072"/>Stavba<text:bookmark-end text:name="__RefHeading___Toc1393_664232072"/></text:h>
      <text:p text:style-name="P92">Nejsou nutné žádné změny proti stávajícímu stavu.</text:p>
      <text:h text:style-name="P102" text:outline-level="2"><text:bookmark-start text:name="__RefHeading___Toc2580_955209522"/>Vzduchotechnika a vytápění<text:bookmark-end text:name="__RefHeading___Toc2580_955209522"/></text:h>
      <text:p text:style-name="P92">Nejsou nutné žádné změny proti stávajícímu stavu.</text:p>
      <text:h text:style-name="P103" text:outline-level="2"><text:bookmark-start text:name="__RefHeading___Toc1395_664232072"/><text:soft-page-break/>Zdravotechnika<text:bookmark-end text:name="__RefHeading___Toc1395_664232072"/></text:h>
      <text:p text:style-name="P92">Nejsou nutné žádné změny proti stávajícímu stavu.</text:p>
      <text:h text:style-name="P102" text:outline-level="2"><text:bookmark-start text:name="__RefHeading___Toc2582_955209522"/>Elektroinstalace a MaR<text:bookmark-end text:name="__RefHeading___Toc2582_955209522"/></text:h>
      <text:p text:style-name="Numbering_20_1">Zajistit osvětlení zdrojov<text:span text:style-name="T39">é stanice kyslíku</text:span>.</text:p>
      <text:p text:style-name="P72">Zajistit osvětlení zdrojov<text:span text:style-name="T39">é stanice medicinálního vzduchu</text:span>.</text:p>
      <text:p text:style-name="P65">Zajistit napájení kompresorů stlačeného medicinálního vzduchu.</text:p>
      <text:p text:style-name="P65">Zaji<text:span text:style-name="T61">stit</text:span> napájení monitorovací<text:span text:style-name="T39">ch</text:span> a al<text:span text:style-name="T9">a</text:span>rmov<text:span text:style-name="T39">ých</text:span> systém<text:span text:style-name="T39">ů</text:span>.</text:p>
      <text:p text:style-name="P71">Zajistit uzemnění a pospojování technologických zařízení, potrubních rozvodů a kovových konstrukcí.</text:p>
      <text:p text:style-name="P71">Zajistit ochranu zařízení před účinky úderu blesku. </text:p>
      <text:p text:style-name="P69">Bližší inform<text:span text:style-name="T9">a</text:span>ce jsou uvedeny v textu této PD.</text:p>
      <text:h text:style-name="P102" text:outline-level="2"><text:bookmark-start text:name="__RefHeading___Toc2584_955209522"/>Požárně-bezpečnostní řešení<text:bookmark-end text:name="__RefHeading___Toc2584_955209522"/></text:h>
      <text:p text:style-name="Numbering_20_1">Určení množství, typ<text:span text:style-name="T7">u</text:span> a rozmístění hasicích přístrojů.</text:p>
      <text:p text:style-name="P69">Bližší inform<text:span text:style-name="T9">a</text:span>ce jsou uvedeny v textu této PD.</text:p>
      <text:h text:style-name="P117" text:outline-level="1">Ekonomická <text:span text:style-name="T74">zhodnocení</text:span> investičního záměru</text:h>
      <text:h text:style-name="P106" text:outline-level="2">Náklady</text:h>
      <text:h text:style-name="P106" text:outline-level="2">Přínosy investičního záměru</text:h>
      <text:h text:style-name="P83" text:outline-level="3">Ekonomické přínosy</text:h>
      <text:h text:style-name="P82" text:outline-level="3">Neekonomické přínosy</text:h>
      <text:h text:style-name="P106" text:outline-level="2">Zhodnocení</text:h>
      <text:h text:style-name="P116" text:outline-level="1"><text:bookmark-start text:name="__RefHeading___Toc2586_955209522"/>Použitá literatura<text:bookmark-end text:name="__RefHeading___Toc2586_955209522"/></text:h>
      <text:h text:style-name="P104" text:outline-level="2"><text:bookmark-start text:name="__RefHeading___Toc2588_955209522"/>Právní předpisy<text:bookmark-end text:name="__RefHeading___Toc2588_955209522"/></text:h>
      <text:p text:style-name="P68">Směrnice 2014/68/EU</text:p>
      <text:p text:style-name="P70">Vyhl. 18/1979 Sb. - v platném znění</text:p>
      <text:p text:style-name="P68">Vyhl. 21/1979 Sb. - v platném znění</text:p>
      <text:p text:style-name="P92">Vyhl. 48/1982 Sb. - v platném znění</text:p>
      <text:p text:style-name="P92">Vyhl. 85/1978 Sb. - v platném znění</text:p>
      <text:h text:style-name="P104" text:outline-level="2"><text:bookmark-start text:name="__RefHeading___Toc2590_955209522"/><text:soft-page-break/>Technické normy<text:bookmark-end text:name="__RefHeading___Toc2590_955209522"/></text:h>
      <text:p text:style-name="P92">ČSN EN 13 480</text:p>
      <text:p text:style-name="P91"><text:span text:style-name="T70">ČSN 07 8304</text:span></text:p>
      <text:p text:style-name="P92">ČSN 38 6405</text:p>
      <text:h text:style-name="P104" text:outline-level="2"><text:bookmark-start text:name="__RefHeading___Toc2592_955209522"/>Ostatní zdroje<text:bookmark-end text:name="__RefHeading___Toc2592_955209522"/></text:h>
      <text:p text:style-name="P67">Katalogové listy výrobců, <text:span text:style-name="T54">v</text:span>eřejně dostupné informační zdroj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5"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Arial2" svg:font-family="Arial"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Arial1" svg:font-family="Arial" style:font-adornments="obyčejné" style:font-family-generic="swiss" style:font-pitch="variable"/>
    <style:font-face style:name="Arial3" svg:font-family="Arial" style:font-adornments="tučné" style:font-family-generic="swiss" style:font-pitch="variable"/>
    <style:font-face style:name="Liberation Sans" svg:font-family="'Liberation Sans'" style:font-family-generic="swiss" style:font-pitch="variable"/>
    <style:font-face style:name="Arial4" svg:font-family="Arial" style:font-family-generic="system" style:font-pitch="variable"/>
    <style:font-face style:name="Malgun Gothic" svg:font-family="'Malgun Gothic'"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Arial4"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cs" fo:country="CZ" style:letter-kerning="true" style:font-name-asian="SimSun" style:font-size-asian="10.5pt" style:language-asian="zh" style:country-asian="CN" style:font-name-complex="Arial4"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4"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writing-mode="page"/>
      <style:text-properties style:font-name="Arial1" fo:font-family="Arial" style:font-style-name="obyčejné" style:font-family-generic="swiss" style:font-pitch="variable" fo:font-size="13pt" style:font-size-asian="10.5pt"/>
    </style:style>
    <style:style style:name="List" style:family="paragraph" style:parent-style-name="Text_20_body" style:class="list">
      <style:text-properties style:font-size-asian="12pt" style:font-name-complex="Arial5"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5"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writing-mode="page"/>
      <style:text-properties style:font-name="Arial1" fo:font-family="Arial" style:font-style-name="obyčejné" style:font-family-generic="swiss" style:font-pitch="variable" style:font-size-asian="12pt" style:font-name-complex="Arial5" style:font-family-complex="Arial" style:font-family-generic-complex="swiss"/>
    </style:style>
    <style:style style:name="Header" style:family="paragraph" style:parent-style-name="Standard" style:class="extra">
      <style:paragraph-properties text:number-lines="false" text:line-number="0">
        <style:tab-stops>
          <style:tab-stop style:position="8.497cm" style:type="center"/>
          <style:tab-stop style:position="16.993cm" style:type="right"/>
        </style:tab-stops>
      </style:paragraph-properties>
    </style:style>
    <style:style style:name="Footer" style:family="paragraph" style:parent-style-name="Standard" style:class="extra">
      <style:paragraph-properties text:number-lines="false" text:line-number="0" style:writing-mode="page">
        <style:tab-stops>
          <style:tab-stop style:position="8.998cm" style:type="center"/>
          <style:tab-stop style:position="17.997cm" style:type="right"/>
        </style:tab-stops>
      </style:paragraph-properties>
      <style:text-properties style:font-name="Arial1" fo:font-family="Arial" style:font-style-name="obyčejné" style:font-family-generic="swiss" style:font-pitch="variable" fo:font-size="13pt" style:font-size-asian="10.5pt"/>
    </style:style>
    <style:style style:name="Header_20_left" style:display-name="Header left" style:family="paragraph" style:parent-style-name="Standard" style:class="extra">
      <style:paragraph-properties text:number-lines="false" text:line-number="0">
        <style:tab-stops>
          <style:tab-stop style:position="8.998cm" style:type="center"/>
          <style:tab-stop style:position="17.997cm" style:type="right"/>
        </style:tab-stops>
      </style:paragraph-properties>
    </style:style>
    <style:style style:name="Table_20_Contents" style:display-name="Table Contents" style:family="paragraph" style:parent-style-name="Standard" style:class="extra">
      <style:paragraph-properties text:number-lines="false" text:line-number="0" style:writing-mode="page"/>
      <style:text-properties style:font-name="Arial1" fo:font-family="Arial" style:font-style-name="obyčejné" style:font-family-generic="swiss" style:font-pitch="variable"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ul_5f_Normal" style:display-name="Titul_Normal" style:family="paragraph" style:default-outline-level="">
      <style:paragraph-properties fo:text-align="start" style:justify-single-word="false" fo:orphans="2" fo:widows="2" style:writing-mode="lr-tb"/>
      <style:text-properties fo:font-variant="small-caps" style:font-name="Arial2" fo:font-family="Arial" style:font-family-generic="roman" style:font-pitch="variable" fo:font-size="11pt" style:font-name-asian="Malgun Gothic" style:font-family-asian="'Malgun Gothic'" style:font-family-generic-asian="system" style:font-pitch-asian="variable" style:font-size-asian="11pt" style:rfc-language-tag-asian="x-none" style:font-size-complex="12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writing-mode="page"/>
      <style:text-properties style:font-name="Arial3" fo:font-family="Arial" style:font-style-name="tučné" style:font-family-generic="swiss" style:font-pitch="variable" fo:font-size="16pt" fo:font-weight="bold" style:font-size-asian="16pt" style:font-weight-asian="bold" style:font-size-complex="16pt" style:font-weight-complex="bold"/>
    </style:style>
    <style:style style:name="Heading_20_1" style:display-name="Heading 1" style:family="paragraph" style:parent-style-name="Heading" style:next-style-name="First_20_line_20_indent" style:default-outline-level="1" style:class="text" style:master-page-name="">
      <style:paragraph-properties fo:margin-top="0.3cm" fo:margin-bottom="0.21cm" loext:contextual-spacing="false" style:page-number="auto" style:writing-mode="page"/>
      <style:text-properties style:font-name="Arial3" fo:font-family="Arial" style:font-style-name="tučné" style:font-family-generic="swiss" style:font-pitch="variable" fo:font-size="130%" fo:font-weight="bold" style:font-size-asian="130%" style:font-weight-asian="bold" style:font-size-complex="130%" style:font-weight-complex="bold"/>
    </style:style>
    <style:style style:name="Heading_20_2" style:display-name="Heading 2" style:family="paragraph" style:parent-style-name="Heading" style:next-style-name="First_20_line_20_indent" style:default-outline-level="2" style:class="text">
      <style:paragraph-properties fo:margin-top="0.353cm" fo:margin-bottom="0.212cm" loext:contextual-spacing="false" style:writing-mode="page"/>
      <style:text-properties style:font-name="Arial3" fo:font-family="Arial" style:font-style-name="tučné" style:font-family-generic="swiss" style:font-pitch="variable" fo:font-size="115%" fo:font-weight="bold" style:font-size-asian="115%" style:font-weight-asian="bold" style:font-size-complex="115%" style:font-weight-complex="bold"/>
    </style:style>
    <style:style style:name="Heading_20_3" style:display-name="Heading 3" style:family="paragraph" style:parent-style-name="Heading" style:next-style-name="First_20_line_20_indent" style:default-outline-level="3" style:class="text">
      <style:paragraph-properties fo:margin-top="0.247cm" fo:margin-bottom="0.212cm" loext:contextual-spacing="false" style:writing-mode="page">
        <style:tab-stops>
          <style:tab-stop style:position="1.7cm"/>
        </style:tab-stops>
      </style:paragraph-properties>
      <style:text-properties style:font-name="Arial3" fo:font-family="Arial" style:font-style-name="tučné" style:font-family-generic="swiss" style:font-pitch="variable" fo:font-size="101%" fo:font-weight="bold" style:font-size-asian="101%" style:font-weight-asian="bold" style:font-size-complex="101%" style:font-weight-complex="bold"/>
    </style:style>
    <style:style style:name="First_20_line_20_indent" style:display-name="First line indent" style:family="paragraph" style:parent-style-name="Text_20_body" style:class="text">
      <style:paragraph-properties fo:margin-left="0cm" fo:margin-right="0cm" fo:margin-top="0.199cm" fo:margin-bottom="0.199cm" loext:contextual-spacing="false" fo:line-height="110%" fo:text-align="justify" style:justify-single-word="false" fo:text-indent="0.64cm" style:auto-text-indent="false" style:writing-mode="page"/>
      <style:text-properties style:font-size-asian="10.5pt"/>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Numbering_20_1" style:display-name="Numbering 1" style:family="paragraph" style:parent-style-name="List" style:class="list">
      <style:paragraph-properties fo:margin-left="0.64cm" fo:margin-right="0cm" fo:margin-top="0cm" fo:margin-bottom="0cm" loext:contextual-spacing="false" fo:text-indent="0cm" style:auto-text-indent="false" style:writing-mode="page"/>
    </style:style>
    <style:style style:name="Numbering_20_2" style:display-name="Numbering 2" style:family="paragraph" style:parent-style-name="List" style:list-style-name="List_20_1" style:class="list" style:master-page-name="">
      <loext:graphic-properties draw:fill="none" draw:fill-color="#729fcf"/>
      <style:paragraph-properties fo:margin-left="1.199cm" fo:margin-right="0cm" fo:margin-top="0cm" fo:margin-bottom="0cm" loext:contextual-spacing="false" fo:line-height="120%" fo:text-indent="-0.7cm" style:auto-text-indent="false" style:page-number="auto" fo:background-color="transparent" style:writing-mode="page">
        <style:tab-stops/>
      </style:paragraph-properties>
    </style:style>
    <style:style style:name="Numbering_20_4" style:display-name="Numbering 4" style:family="paragraph" style:parent-style-name="List" style:class="list">
      <style:paragraph-properties fo:margin-left="2.54cm" fo:margin-right="0cm" fo:margin-top="0cm" fo:margin-bottom="0.212cm" loext:contextual-spacing="false" fo:text-indent="-0.635cm" style:auto-text-indent="false"/>
    </style:style>
    <style:style style:name="Contents_20_1" style:display-name="Contents 1" style:family="paragraph" style:parent-style-name="Index" style:class="index">
      <style:paragraph-properties fo:margin-left="0cm" fo:margin-right="0cm" fo:text-indent="0cm" style:auto-text-indent="false">
        <style:tab-stops>
          <style:tab-stop style:position="17.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4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master-page-name="">
      <style:paragraph-properties fo:margin-left="0.64cm" fo:margin-right="0cm" fo:margin-top="0.199cm" fo:margin-bottom="0.3cm" loext:contextual-spacing="false" fo:orphans="4" fo:widows="4" fo:text-indent="0cm" style:auto-text-indent="false" style:page-number="auto" style:writing-mode="pag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5cm" style:type="right" style:leader-style="dotted" style:leader-text="."/>
        </style:tab-stops>
      </style:paragraph-properties>
    </style:style>
    <style:style style:name="Numbering_20_5" style:display-name="Numbering 5" style:family="paragraph" style:parent-style-name="List" style:class="list">
      <style:paragraph-properties fo:margin-left="3.175cm" fo:margin-right="0cm" fo:margin-top="0cm" fo:margin-bottom="0.212cm" loext: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loext:contextual-spacing="false" fo:text-indent="-0.635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Bullet_20_Symbols" text:bullet-char="•">
        <style:list-level-properties text:list-level-position-and-space-mode="label-alignment">
          <style:list-level-label-alignment text:label-followed-by="listtab" text:list-tab-stop-position="0.4cm" fo:text-indent="-0.76cm" fo:margin-left="1.401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4cm" fo:text-indent="-0.76cm" fo:margin-left="1.401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4cm" fo:text-indent="-0.76cm" fo:margin-left="1.401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4cm" fo:text-indent="-0.76cm" fo:margin-left="1.401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0.4cm" fo:text-indent="-0.76cm" fo:margin-left="1.401cm"/>
        </style:list-level-properties>
        <style:text-properties style:font-name="StarSymbol"/>
      </text:list-level-style-bullet>
      <text:list-level-style-number text:level="6" text:style-name="Numbering_20_Symbols" style:num-suffix=")" style:num-format="1">
        <style:list-level-properties text:list-level-position-and-space-mode="label-alignment">
          <style:list-level-label-alignment text:label-followed-by="listtab" text:list-tab-stop-position="0.4cm" fo:text-indent="-0.76cm" fo:margin-left="1.401cm"/>
        </style:list-level-properties>
      </text:list-level-style-number>
      <text:list-level-style-bullet text:level="7" text:style-name="Bullet_20_Symbols" text:bullet-char="•">
        <style:list-level-properties text:list-level-position-and-space-mode="label-alignment">
          <style:list-level-label-alignment text:label-followed-by="listtab" text:list-tab-stop-position="0.4cm" fo:text-indent="-0.76cm" fo:margin-left="1.401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0.4cm" fo:text-indent="-0.76cm" fo:margin-left="1.4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0.4cm" fo:text-indent="-0.76cm" fo:margin-left="1.401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0.4cm" fo:text-indent="-0.76cm" fo:margin-left="1.401cm"/>
        </style:list-level-properties>
        <style:text-properties style:font-name="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_20_left">
      <style:text-properties officeooo:rsid="001639bd" officeooo:paragraph-rsid="001639bd"/>
    </style:style>
    <style:style style:name="MP2" style:family="paragraph" style:parent-style-name="Footer">
      <style:paragraph-properties fo:text-align="end" style:justify-single-word="false"/>
    </style:style>
    <style:style style:name="MP3" style:family="paragraph" style:parent-style-name="Footer">
      <style:paragraph-properties fo:text-align="end" style:justify-single-word="false"/>
      <style:text-properties officeooo:rsid="001639bd" officeooo:paragraph-rsid="001639bd"/>
    </style:style>
    <style:page-layout style:name="Mpm1">
      <style:page-layout-properties fo:page-width="21.001cm" fo:page-height="29.7cm" style:num-format="1" style:print-orientation="portrait" fo:margin-top="1.499cm" fo:margin-bottom="1.499cm" fo:margin-left="2.499cm" fo:margin-right="1.499cm" fo:border="none" fo:padding="0cm" style:shadow="none" fo:background-color="transparent" style:writing-mode="lr-tb"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svg:height="1.9cm" fo:margin-left="0cm" fo:margin-right="0cm" fo:margin-bottom="0.3cm" fo:border-top="none" fo:border-bottom="2.01pt solid #000000" fo:border-left="none" fo:border-right="none" fo:padding="0cm" style:shadow="none" fo:background-color="transparent" style:dynamic-spacing="false" draw:fill="none" draw:fill-color="#729fcf"/>
      </style:header-style>
      <style:footer-style>
        <style:header-footer-properties svg:height="1.6cm" fo:margin-left="0cm" fo:margin-right="0cm" fo:margin-top="0.3cm" fo:border-top="2.01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1.499cm" fo:margin-bottom="1.499cm" fo:margin-left="2.499cm" fo:margin-right="1.499cm" fo:border="2.24pt solid #000000" fo:padding="0.049cm" style:shadow="none" fo:background-color="transparent" style:writing-mode="lr-tb" draw:fill="none" draw:fill-color="#729fcf"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header-left>
        <text:p text:style-name="MP1"/>
      </style:header-left>
      <style:footer>
        <text:p text:style-name="MP2"><text:page-number text:select-page="current">13</text:page-number></text:p>
      </style:footer>
      <style:footer-left>
        <text:p text:style-name="MP3"><text:page-number text:select-page="current">14</text:page-number></text:p>
      </style:footer-left>
    </style:master-page>
    <style:master-page style:name="First_20_Page" style:display-name="First Page" style:page-layout-name="Mpm2" style:next-style-name="Standard"/>
    <style:master-page style:name="Index"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31T17:46:18.563000000</meta:creation-date>
    <dc:date>2017-10-06T15:21:05.434000000</dc:date>
    <meta:editing-duration>PT8H56M4S</meta:editing-duration>
    <meta:editing-cycles>113</meta:editing-cycles>
    <meta:generator>LibreOffice/5.4.1.2$Windows_x86 LibreOffice_project/ea7cb86e6eeb2bf3a5af73a8f7777ac570321527</meta:generator>
    <meta:document-statistic meta:table-count="1" meta:image-count="0" meta:object-count="5" meta:page-count="14" meta:paragraph-count="254" meta:word-count="2849" meta:character-count="19589" meta:non-whitespace-character-count="17026"/>
  </office:meta>
</office:document-meta>
</file>

<file path=Object 1/content.xml><?xml version="1.0" encoding="utf-8"?>
<math xmlns="http://www.w3.org/1998/Math/MathML" display="block">
  <semantics>
    <mrow>
      <mrow>
        <mrow>
          <mn>12</mn>
          <mo stretchy="false">×</mo>
          <mn>10</mn>
        </mrow>
        <mo stretchy="false">=</mo>
        <mn>120</mn>
      </mrow>
      <mi mathvariant="italic">Nlmin</mi>
      <msup>
        <mn>.</mn>
        <mrow>
          <mo stretchy="false">−</mo>
          <mn>1</mn>
        </mrow>
      </msup>
    </mrow>
    <annotation encoding="StarMath 5.0">12	 times 10 =120 Nlmin.^{-1} </annotation>
  </semantics>
</math>
</file>

<file path=Object 10/content.xml><?xml version="1.0" encoding="utf-8"?>
<math xmlns="http://www.w3.org/1998/Math/MathML" display="block">
  <semantics>
    <mrow>
      <mrow>
        <mrow>
          <mn>80</mn>
          <mo stretchy="false">+</mo>
          <mn>120</mn>
        </mrow>
        <mo stretchy="false">=</mo>
        <mn>200</mn>
      </mrow>
      <mi mathvariant="italic">Nlmin</mi>
      <msup>
        <mn>.</mn>
        <mrow>
          <mo stretchy="false">−</mo>
          <mn>1</mn>
        </mrow>
      </msup>
    </mrow>
    <annotation encoding="StarMath 5.0">80	+ 120 =200 Nlmin.^{-1} </annotation>
  </semantics>
</math>
</file>

<file path=Object 2/content.xml><?xml version="1.0" encoding="utf-8"?>
<math xmlns="http://www.w3.org/1998/Math/MathML" display="block">
  <semantics>
    <mrow>
      <mrow>
        <mrow>
          <mn>2</mn>
          <mo stretchy="false">×</mo>
          <mn>40</mn>
        </mrow>
        <mo stretchy="false">=</mo>
        <mn>80</mn>
      </mrow>
      <mi mathvariant="italic">Nlmin</mi>
      <msup>
        <mn>.</mn>
        <mrow>
          <mo stretchy="false">−</mo>
          <mn>1</mn>
        </mrow>
      </msup>
    </mrow>
    <annotation encoding="StarMath 5.0">2	 times 40 =80 Nlmin.^{-1} </annotation>
  </semantics>
</math>
</file>

<file path=Object 3/content.xml><?xml version="1.0" encoding="utf-8"?>
<math xmlns="http://www.w3.org/1998/Math/MathML" display="block">
  <semantics>
    <mrow>
      <mrow>
        <mrow>
          <mrow>
            <mo fence="true" stretchy="false">(</mo>
            <mrow>
              <mrow>
                <mn>120</mn>
                <mo stretchy="false">+</mo>
                <mn>80</mn>
              </mrow>
            </mrow>
            <mo fence="true" stretchy="false">)</mo>
          </mrow>
          <mo stretchy="false">×</mo>
          <mn>0,6</mn>
        </mrow>
        <mo stretchy="false">=</mo>
        <mn>120</mn>
      </mrow>
      <mi mathvariant="italic">Nlmin</mi>
      <msup>
        <mn>.</mn>
        <mrow>
          <mo stretchy="false">−</mo>
          <mn>1</mn>
        </mrow>
      </msup>
    </mrow>
    <annotation encoding="StarMath 5.0">(120 + 80) times 0,6 =120 Nlmin.^{-1} </annotation>
  </semantics>
</math>
</file>

<file path=Object 4/content.xml><?xml version="1.0" encoding="utf-8"?>
<math xmlns="http://www.w3.org/1998/Math/MathML" display="block">
  <semantics>
    <mrow>
      <mrow>
        <mfrac>
          <mrow>
            <mn>180</mn>
            <mo stretchy="false">×</mo>
            <mn>50</mn>
          </mrow>
          <mn>120</mn>
        </mfrac>
        <mo stretchy="false">=</mo>
        <mn>75</mn>
      </mrow>
      <mi mathvariant="italic">minut</mi>
    </mrow>
    <annotation encoding="StarMath 5.0">{180 times 50 } over {120} =75 minut </annotation>
  </semantics>
</math>
</file>